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MI6" svg:font-family="CMMI6"/>
    <style:font-face style:name="CMMI8" svg:font-family="CMMI8"/>
    <style:font-face style:name="CMR12" svg:font-family="CMR12"/>
    <style:font-face style:name="CMR6" svg:font-family="CMR6"/>
    <style:font-face style:name="CMR8" svg:font-family="CMR8"/>
    <style:font-face style:name="CMSY8" svg:font-family="CMSY8"/>
    <style:font-face style:name="CMTT12" svg:font-family="CMTT12"/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CMTT1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>
            <text:p>Habitatges iniciats</text:p>
          </table:table-cell>
          <table:table-cell table:style-name="ce2"/>
          <table:table-cell/>
          <table:table-cell table:style-name="ce2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2"/>
          <table:table-cell/>
          <table:table-cell table:style-name="ce2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2" office:value-type="string">
            <text:p>gener</text:p>
          </table:table-cell>
          <table:table-cell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 table:number-columns-repeated="2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3" office:value-type="float" office:value="917">
            <text:p>917</text:p>
          </table:table-cell>
          <table:table-cell table:style-name="ce3" office:value-type="float" office:value="1373">
            <text:p>1373</text:p>
          </table:table-cell>
          <table:table-cell table:style-name="ce3" office:value-type="float" office:value="1335">
            <text:p>1335</text:p>
          </table:table-cell>
          <table:table-cell table:style-name="ce3" office:value-type="float" office:value="991">
            <text:p>991</text:p>
          </table:table-cell>
          <table:table-cell table:style-name="ce3" office:value-type="float" office:value="1042">
            <text:p>1042</text:p>
          </table:table-cell>
          <table:table-cell table:style-name="ce3" office:value-type="float" office:value="976">
            <text:p>976</text:p>
          </table:table-cell>
          <table:table-cell table:style-name="ce3" office:value-type="float" office:value="735">
            <text:p>735</text:p>
          </table:table-cell>
          <table:table-cell table:style-name="ce3" office:value-type="float" office:value="1359">
            <text:p>1359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1109">
            <text:p>1109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827">
            <text:p>827</text:p>
          </table:table-cell>
          <table:table-cell table:number-columns-repeated="2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3" office:value-type="float" office:value="990">
            <text:p>99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625">
            <text:p>1625</text:p>
          </table:table-cell>
          <table:table-cell table:style-name="ce3" office:value-type="float" office:value="1667">
            <text:p>1667</text:p>
          </table:table-cell>
          <table:table-cell table:style-name="ce3" office:value-type="float" office:value="1134">
            <text:p>1134</text:p>
          </table:table-cell>
          <table:table-cell table:style-name="ce3" office:value-type="float" office:value="703">
            <text:p>703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438">
            <text:p>438</text:p>
          </table:table-cell>
          <table:table-cell table:style-name="ce3" office:value-type="float" office:value="774">
            <text:p>774</text:p>
          </table:table-cell>
          <table:table-cell table:number-columns-repeated="2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3" office:value-type="float" office:value="746">
            <text:p>746</text:p>
          </table:table-cell>
          <table:table-cell table:style-name="ce3" office:value-type="float" office:value="658">
            <text:p>658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762">
            <text:p>762</text:p>
          </table:table-cell>
          <table:table-cell table:style-name="ce3" office:value-type="float" office:value="518">
            <text:p>518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849">
            <text:p>849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347">
            <text:p>347</text:p>
          </table:table-cell>
          <table:table-cell table:number-columns-repeated="2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3" office:value-type="float" office:value="675">
            <text:p>675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659">
            <text:p>659</text:p>
          </table:table-cell>
          <table:table-cell table:style-name="ce3" office:value-type="float" office:value="714">
            <text:p>714</text:p>
          </table:table-cell>
          <table:table-cell table:style-name="ce3" office:value-type="float" office:value="782">
            <text:p>782</text:p>
          </table:table-cell>
          <table:table-cell table:style-name="ce3" office:value-type="float" office:value="713">
            <text:p>713</text:p>
          </table:table-cell>
          <table:table-cell table:style-name="ce3" office:value-type="float" office:value="820">
            <text:p>820</text:p>
          </table:table-cell>
          <table:table-cell table:style-name="ce3" office:value-type="float" office:value="877">
            <text:p>877</text:p>
          </table:table-cell>
          <table:table-cell table:style-name="ce3" office:value-type="float" office:value="939">
            <text:p>939</text:p>
          </table:table-cell>
          <table:table-cell table:style-name="ce3" office:value-type="float" office:value="1465">
            <text:p>1465</text:p>
          </table:table-cell>
          <table:table-cell table:style-name="ce3" office:value-type="float" office:value="722">
            <text:p>722</text:p>
          </table:table-cell>
          <table:table-cell table:style-name="ce3" office:value-type="float" office:value="876">
            <text:p>876</text:p>
          </table:table-cell>
          <table:table-cell table:number-columns-repeated="2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3" office:value-type="float" office:value="1429">
            <text:p>1429</text:p>
          </table:table-cell>
          <table:table-cell table:style-name="ce3" office:value-type="float" office:value="863">
            <text:p>863</text:p>
          </table:table-cell>
          <table:table-cell table:style-name="ce3" office:value-type="float" office:value="917">
            <text:p>917</text:p>
          </table:table-cell>
          <table:table-cell table:style-name="ce3" office:value-type="float" office:value="678">
            <text:p>678</text:p>
          </table:table-cell>
          <table:table-cell table:style-name="ce3" office:value-type="float" office:value="910">
            <text:p>910</text:p>
          </table:table-cell>
          <table:table-cell table:style-name="ce3" office:value-type="float" office:value="1068">
            <text:p>1068</text:p>
          </table:table-cell>
          <table:table-cell table:style-name="ce3" office:value-type="float" office:value="905">
            <text:p>905</text:p>
          </table:table-cell>
          <table:table-cell table:style-name="ce3" office:value-type="float" office:value="664">
            <text:p>664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365">
            <text:p>1365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065">
            <text:p>1065</text:p>
          </table:table-cell>
          <table:table-cell table:number-columns-repeated="2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3" office:value-type="float" office:value="1182">
            <text:p>1182</text:p>
          </table:table-cell>
          <table:table-cell table:style-name="ce3" office:value-type="float" office:value="1280">
            <text:p>1280</text:p>
          </table:table-cell>
          <table:table-cell table:style-name="ce3" office:value-type="float" office:value="932">
            <text:p>932</text:p>
          </table:table-cell>
          <table:table-cell table:style-name="ce3" office:value-type="float" office:value="1078">
            <text:p>1078</text:p>
          </table:table-cell>
          <table:table-cell table:style-name="ce3" office:value-type="float" office:value="1150">
            <text:p>1150</text:p>
          </table:table-cell>
          <table:table-cell table:style-name="ce3" office:value-type="float" office:value="950">
            <text:p>950</text:p>
          </table:table-cell>
          <table:table-cell table:style-name="ce3" office:value-type="float" office:value="768">
            <text:p>768</text:p>
          </table:table-cell>
          <table:table-cell table:style-name="ce3" office:value-type="float" office:value="1232">
            <text:p>1232</text:p>
          </table:table-cell>
          <table:table-cell table:style-name="ce3" office:value-type="float" office:value="1155">
            <text:p>1155</text:p>
          </table:table-cell>
          <table:table-cell table:style-name="ce3" office:value-type="float" office:value="1346">
            <text:p>1346</text:p>
          </table:table-cell>
          <table:table-cell table:style-name="ce3" office:value-type="float" office:value="1005">
            <text:p>1005</text:p>
          </table:table-cell>
          <table:table-cell table:style-name="ce3"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>
            <text:p>Consum electric en la construcció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2" office:value-type="string">
            <text:p>gener</text:p>
          </table:table-cell>
          <table:table-cell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 table:number-columns-repeated="2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2" office:value-type="float" office:value="4833">
            <text:p>4833</text:p>
          </table:table-cell>
          <table:table-cell office:value-type="float" office:value="3543">
            <text:p>3543</text:p>
          </table:table-cell>
          <table:table-cell table:style-name="ce2" office:value-type="float" office:value="4087">
            <text:p>4087</text:p>
          </table:table-cell>
          <table:table-cell table:style-name="ce2" office:value-type="float" office:value="3806">
            <text:p>3806</text:p>
          </table:table-cell>
          <table:table-cell table:style-name="ce2" office:value-type="float" office:value="3306">
            <text:p>3306</text:p>
          </table:table-cell>
          <table:table-cell table:style-name="ce2" office:value-type="float" office:value="4023">
            <text:p>4023</text:p>
          </table:table-cell>
          <table:table-cell table:style-name="ce2" office:value-type="float" office:value="3687">
            <text:p>3687</text:p>
          </table:table-cell>
          <table:table-cell table:style-name="ce2" office:value-type="float" office:value="4602">
            <text:p>4602</text:p>
          </table:table-cell>
          <table:table-cell table:style-name="ce2" office:value-type="float" office:value="4385">
            <text:p>4385</text:p>
          </table:table-cell>
          <table:table-cell table:style-name="ce2" office:value-type="float" office:value="4032">
            <text:p>4032</text:p>
          </table:table-cell>
          <table:table-cell table:style-name="ce2" office:value-type="float" office:value="3434">
            <text:p>3434</text:p>
          </table:table-cell>
          <table:table-cell table:style-name="ce2" office:value-type="float" office:value="4169">
            <text:p>4169</text:p>
          </table:table-cell>
          <table:table-cell table:number-columns-repeated="2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2" office:value-type="float" office:value="4489">
            <text:p>4489</text:p>
          </table:table-cell>
          <table:table-cell office:value-type="float" office:value="5130">
            <text:p>5130</text:p>
          </table:table-cell>
          <table:table-cell table:style-name="ce2" office:value-type="float" office:value="4788">
            <text:p>4788</text:p>
          </table:table-cell>
          <table:table-cell table:style-name="ce2" office:value-type="float" office:value="5916">
            <text:p>5916</text:p>
          </table:table-cell>
          <table:table-cell table:style-name="ce2" office:value-type="float" office:value="5567">
            <text:p>5567</text:p>
          </table:table-cell>
          <table:table-cell table:style-name="ce2" office:value-type="float" office:value="5690">
            <text:p>5690</text:p>
          </table:table-cell>
          <table:table-cell table:style-name="ce2" office:value-type="float" office:value="4098">
            <text:p>4098</text:p>
          </table:table-cell>
          <table:table-cell table:style-name="ce2" office:value-type="float" office:value="4458">
            <text:p>4458</text:p>
          </table:table-cell>
          <table:table-cell table:style-name="ce2" office:value-type="float" office:value="4029">
            <text:p>4029</text:p>
          </table:table-cell>
          <table:table-cell table:style-name="ce2" office:value-type="float" office:value="5927">
            <text:p>5927</text:p>
          </table:table-cell>
          <table:table-cell table:style-name="ce2" office:value-type="float" office:value="4009">
            <text:p>4009</text:p>
          </table:table-cell>
          <table:table-cell table:style-name="ce2" office:value-type="float" office:value="4931">
            <text:p>4931</text:p>
          </table:table-cell>
          <table:table-cell table:number-columns-repeated="2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2" office:value-type="float" office:value="4587">
            <text:p>4587</text:p>
          </table:table-cell>
          <table:table-cell office:value-type="float" office:value="4011">
            <text:p>4011</text:p>
          </table:table-cell>
          <table:table-cell table:style-name="ce2" office:value-type="float" office:value="5115">
            <text:p>5115</text:p>
          </table:table-cell>
          <table:table-cell table:style-name="ce2" office:value-type="float" office:value="4442">
            <text:p>4442</text:p>
          </table:table-cell>
          <table:table-cell table:style-name="ce2" office:value-type="float" office:value="4206">
            <text:p>4206</text:p>
          </table:table-cell>
          <table:table-cell table:style-name="ce2" office:value-type="float" office:value="4091">
            <text:p>4091</text:p>
          </table:table-cell>
          <table:table-cell table:style-name="ce2" office:value-type="float" office:value="4533">
            <text:p>4533</text:p>
          </table:table-cell>
          <table:table-cell table:style-name="ce2" office:value-type="float" office:value="5376">
            <text:p>5376</text:p>
          </table:table-cell>
          <table:table-cell table:style-name="ce2" office:value-type="float" office:value="6340">
            <text:p>6340</text:p>
          </table:table-cell>
          <table:table-cell table:style-name="ce2" office:value-type="float" office:value="4921">
            <text:p>4921</text:p>
          </table:table-cell>
          <table:table-cell table:style-name="ce2" office:value-type="float" office:value="3539">
            <text:p>3539</text:p>
          </table:table-cell>
          <table:table-cell table:style-name="ce2" office:value-type="float" office:value="4844">
            <text:p>4844</text:p>
          </table:table-cell>
          <table:table-cell table:number-columns-repeated="2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2" office:value-type="float" office:value="3962">
            <text:p>3962</text:p>
          </table:table-cell>
          <table:table-cell office:value-type="float" office:value="6778">
            <text:p>6778</text:p>
          </table:table-cell>
          <table:table-cell table:style-name="ce2" office:value-type="float" office:value="4670">
            <text:p>4670</text:p>
          </table:table-cell>
          <table:table-cell table:style-name="ce2" office:value-type="float" office:value="5014">
            <text:p>5014</text:p>
          </table:table-cell>
          <table:table-cell table:style-name="ce2" office:value-type="float" office:value="4461">
            <text:p>4461</text:p>
          </table:table-cell>
          <table:table-cell table:style-name="ce2" office:value-type="float" office:value="5432">
            <text:p>5432</text:p>
          </table:table-cell>
          <table:table-cell table:style-name="ce2" office:value-type="float" office:value="4532">
            <text:p>4532</text:p>
          </table:table-cell>
          <table:table-cell table:style-name="ce2" office:value-type="float" office:value="7240">
            <text:p>7240</text:p>
          </table:table-cell>
          <table:table-cell table:style-name="ce2" office:value-type="float" office:value="5844">
            <text:p>5844</text:p>
          </table:table-cell>
          <table:table-cell table:style-name="ce2" office:value-type="float" office:value="5111">
            <text:p>5111</text:p>
          </table:table-cell>
          <table:table-cell table:style-name="ce2" office:value-type="float" office:value="4657">
            <text:p>4657</text:p>
          </table:table-cell>
          <table:table-cell table:style-name="ce2" office:value-type="float" office:value="4824">
            <text:p>4824</text:p>
          </table:table-cell>
          <table:table-cell table:number-columns-repeated="2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2" office:value-type="float" office:value="4105">
            <text:p>4105</text:p>
          </table:table-cell>
          <table:table-cell office:value-type="float" office:value="5748">
            <text:p>5748</text:p>
          </table:table-cell>
          <table:table-cell table:style-name="ce2" office:value-type="float" office:value="5783">
            <text:p>5783</text:p>
          </table:table-cell>
          <table:table-cell table:style-name="ce2" office:value-type="float" office:value="6073">
            <text:p>6073</text:p>
          </table:table-cell>
          <table:table-cell table:style-name="ce2" office:value-type="float" office:value="4318">
            <text:p>4318</text:p>
          </table:table-cell>
          <table:table-cell table:style-name="ce2" office:value-type="float" office:value="5576">
            <text:p>5576</text:p>
          </table:table-cell>
          <table:table-cell table:style-name="ce2" office:value-type="float" office:value="4525">
            <text:p>4525</text:p>
          </table:table-cell>
          <table:table-cell table:style-name="ce2" office:value-type="float" office:value="5906">
            <text:p>5906</text:p>
          </table:table-cell>
          <table:table-cell table:style-name="ce2" office:value-type="float" office:value="5189">
            <text:p>5189</text:p>
          </table:table-cell>
          <table:table-cell table:style-name="ce2" office:value-type="float" office:value="5327">
            <text:p>5327</text:p>
          </table:table-cell>
          <table:table-cell table:style-name="ce2" office:value-type="float" office:value="4436">
            <text:p>4436</text:p>
          </table:table-cell>
          <table:table-cell table:style-name="ce2" office:value-type="float" office:value="5411">
            <text:p>5411</text:p>
          </table:table-cell>
          <table:table-cell table:number-columns-repeated="2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2" office:value-type="float" office:value="4945">
            <text:p>4945</text:p>
          </table:table-cell>
          <table:table-cell office:value-type="float" office:value="5875">
            <text:p>5875</text:p>
          </table:table-cell>
          <table:table-cell table:style-name="ce2" office:value-type="float" office:value="6616">
            <text:p>6616</text:p>
          </table:table-cell>
          <table:table-cell table:style-name="ce2" office:value-type="float" office:value="5369">
            <text:p>5369</text:p>
          </table:table-cell>
          <table:table-cell table:style-name="ce2" office:value-type="float" office:value="4517">
            <text:p>4517</text:p>
          </table:table-cell>
          <table:table-cell table:style-name="ce2" office:value-type="float" office:value="5431">
            <text:p>5431</text:p>
          </table:table-cell>
          <table:table-cell table:style-name="ce2" office:value-type="float" office:value="4749">
            <text:p>4749</text:p>
          </table:table-cell>
          <table:table-cell table:style-name="ce2" office:value-type="float" office:value="6187">
            <text:p>6187</text:p>
          </table:table-cell>
          <table:table-cell table:style-name="ce2" office:value-type="float" office:value="5192">
            <text:p>5192</text:p>
          </table:table-cell>
          <table:table-cell table:style-name="ce2" office:value-type="float" office:value="5288">
            <text:p>5288</text:p>
          </table:table-cell>
          <table:table-cell table:style-name="ce2" office:value-type="float" office:value="5039">
            <text:p>5039</text:p>
          </table:table-cell>
          <table:table-cell table:style-name="ce2" office:value-type="float" office:value="4759">
            <text:p>4759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>
            <text:p>Coeficient de correlació</text:p>
          </table:table-cell>
          <table:table-cell/>
          <table:table-cell table:style-name="ce4" table:formula="of:=CORREL([.B4:.B9];[.B14:.B19])" office:value-type="float" office:value="0.0656881085504934">
            <text:p>0,07</text:p>
          </table:table-cell>
          <table:table-cell table:style-name="ce4" table:formula="of:=CORREL([.C4:.C9];[.C14:.C19])" office:value-type="float" office:value="-0.322074560295081">
            <text:p>-0,32</text:p>
          </table:table-cell>
          <table:table-cell table:style-name="ce4" table:formula="of:=CORREL([.D4:.D9];[.D14:.D19])" office:value-type="float" office:value="-0.270543716275062">
            <text:p>-0,27</text:p>
          </table:table-cell>
          <table:table-cell table:style-name="ce4" table:formula="of:=CORREL([.E4:.E9];[.E14:.E19])" office:value-type="float" office:value="0.36764104252289">
            <text:p>0,37</text:p>
          </table:table-cell>
          <table:table-cell table:style-name="ce4" table:formula="of:=CORREL([.F4:.F9];[.F14:.F19])" office:value-type="float" office:value="0.251128241381158">
            <text:p>0,25</text:p>
          </table:table-cell>
          <table:table-cell table:style-name="ce4" table:formula="of:=CORREL([.G4:.G9];[.G14:.G19])" office:value-type="float" office:value="-0.0636332228130196">
            <text:p>-0,06</text:p>
          </table:table-cell>
          <table:table-cell table:style-name="ce4" table:formula="of:=CORREL([.H4:.H9];[.H14:.H19])" office:value-type="float" office:value="0.195812370606879">
            <text:p>0,2</text:p>
          </table:table-cell>
          <table:table-cell table:style-name="ce4" table:formula="of:=CORREL([.I4:.I9];[.I14:.I19])" office:value-type="float" office:value="0.0872106248720464">
            <text:p>0,09</text:p>
          </table:table-cell>
          <table:table-cell table:style-name="ce4" table:formula="of:=CORREL([.J4:.J9];[.J14:.J19])" office:value-type="float" office:value="0.104630037840582">
            <text:p>0,1</text:p>
          </table:table-cell>
          <table:table-cell table:style-name="ce4" table:formula="of:=CORREL([.K4:.K9];[.K14:.K19])" office:value-type="float" office:value="-0.262830397378051">
            <text:p>-0,26</text:p>
          </table:table-cell>
          <table:table-cell table:style-name="ce4" table:formula="of:=CORREL([.L4:.L9];[.L14:.L19])" office:value-type="float" office:value="0.44370549904908">
            <text:p>0,44</text:p>
          </table:table-cell>
          <table:table-cell table:style-name="ce4" table:formula="of:=CORREL([.M4:.M9];[.M14:.M19])" office:value-type="float" office:value="0.149516531089306">
            <text:p>0,15</text:p>
          </table:table-cell>
          <table:table-cell table:style-name="ce4"/>
        </table:table-row>
        <table:table-row table:style-name="ro2">
          <table:table-cell table:style-name="Default"/>
          <table:table-cell/>
          <table:table-cell table:style-name="ce4"/>
          <table:table-cell table:number-columns-repeated="12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4"/>
          <table:table-cell table:style-name="ce4"/>
          <table:table-cell table:number-columns-repeated="7"/>
        </table:table-row>
        <table:table-row table:style-name="ro3">
          <table:table-cell table:style-name="Default" office:value-type="string">
            <text:p>Habitatges iniciats</text:p>
          </table:table-cell>
          <table:table-cell/>
          <table:table-cell table:style-name="Default" office:value-type="string">
            <text:p>Consum electric</text:p>
          </table:table-cell>
          <table:table-cell/>
          <table:table-cell office:value-type="string">
            <text:p>Coeficient de correlació</text:p>
          </table:table-cell>
          <table:table-cell/>
          <table:table-cell table:formula="of:=CORREL([.A26:.A97];[.C26:.C97])" office:value-type="float" office:value="0.0770704155874506">
            <text:p>0,08</text:p>
          </table:table-cell>
          <table:table-cell table:number-columns-repeated="8"/>
        </table:table-row>
        <table:table-row table:style-name="ro1">
          <table:table-cell office:value-type="float" office:value="917">
            <text:p>917</text:p>
          </table:table-cell>
          <table:table-cell/>
          <table:table-cell office:value-type="float" office:value="4833">
            <text:p>4833</text:p>
          </table:table-cell>
          <table:table-cell/>
          <table:table-cell office:value-type="string">
            <text:p>Si el coeficiente de correlación es 1 o -1 existe una correlación perfecta, pero si el valor es 0 no existe relación lineal.</text:p>
          </table:table-cell>
          <table:table-cell table:number-columns-repeated="10"/>
        </table:table-row>
        <table:table-row table:style-name="ro1">
          <table:table-cell office:value-type="float" office:value="990">
            <text:p>990</text:p>
          </table:table-cell>
          <table:table-cell/>
          <table:table-cell office:value-type="float" office:value="4489">
            <text:p>4489</text:p>
          </table:table-cell>
          <table:table-cell/>
          <table:table-cell office:value-type="string">
            <text:p>En este caso el coeficiente de correlación se aproxima a 0 por lo tanto no existe una relación lineal entre las dos variables.</text:p>
          </table:table-cell>
          <table:table-cell table:number-columns-repeated="10"/>
        </table:table-row>
        <table:table-row table:style-name="ro1">
          <table:table-cell office:value-type="float" office:value="746">
            <text:p>746</text:p>
          </table:table-cell>
          <table:table-cell/>
          <table:table-cell office:value-type="float" office:value="4587">
            <text:p>4587</text:p>
          </table:table-cell>
          <table:table-cell table:number-columns-repeated="12"/>
        </table:table-row>
        <table:table-row table:style-name="ro1">
          <table:table-cell office:value-type="float" office:value="675">
            <text:p>675</text:p>
          </table:table-cell>
          <table:table-cell/>
          <table:table-cell office:value-type="float" office:value="3962">
            <text:p>3962</text:p>
          </table:table-cell>
          <table:table-cell table:number-columns-repeated="12"/>
        </table:table-row>
        <table:table-row table:style-name="ro1">
          <table:table-cell office:value-type="float" office:value="1429">
            <text:p>1429</text:p>
          </table:table-cell>
          <table:table-cell/>
          <table:table-cell office:value-type="float" office:value="4105">
            <text:p>4105</text:p>
          </table:table-cell>
          <table:table-cell table:number-columns-repeated="12"/>
        </table:table-row>
        <table:table-row table:style-name="ro1">
          <table:table-cell office:value-type="float" office:value="1182">
            <text:p>1182</text:p>
          </table:table-cell>
          <table:table-cell/>
          <table:table-cell office:value-type="float" office:value="4945">
            <text:p>4945</text:p>
          </table:table-cell>
          <table:table-cell>
            <draw:frame table:end-cell-address="Hoja1.P53" table:end-x="1.925cm" table:end-y="0.34cm" draw:z-index="0" draw:style-name="gr1" svg:width="27.889cm" svg:height="10.185cm" svg:x="1.133cm" svg:y="0.175cm">
              <draw:object draw:notify-on-update-of-ranges="Hoja1.A26:Hoja1.A97 Hoja1.A26:Hoja1.A97 Hoja1.C25:Hoja1.C25 Hoja1.C26:Hoja1.C9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1373">
            <text:p>1373</text:p>
          </table:table-cell>
          <table:table-cell/>
          <table:table-cell office:value-type="float" office:value="3543">
            <text:p>3543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/>
          <table:table-cell office:value-type="float" office:value="5130">
            <text:p>5130</text:p>
          </table:table-cell>
          <table:table-cell table:number-columns-repeated="12"/>
        </table:table-row>
        <table:table-row table:style-name="ro1">
          <table:table-cell office:value-type="float" office:value="658">
            <text:p>658</text:p>
          </table:table-cell>
          <table:table-cell/>
          <table:table-cell office:value-type="float" office:value="4011">
            <text:p>4011</text:p>
          </table:table-cell>
          <table:table-cell table:number-columns-repeated="12"/>
        </table:table-row>
        <table:table-row table:style-name="ro1">
          <table:table-cell office:value-type="float" office:value="622">
            <text:p>622</text:p>
          </table:table-cell>
          <table:table-cell/>
          <table:table-cell office:value-type="float" office:value="6778">
            <text:p>6778</text:p>
          </table:table-cell>
          <table:table-cell table:number-columns-repeated="12"/>
        </table:table-row>
        <table:table-row table:style-name="ro1">
          <table:table-cell office:value-type="float" office:value="863">
            <text:p>863</text:p>
          </table:table-cell>
          <table:table-cell/>
          <table:table-cell office:value-type="float" office:value="5748">
            <text:p>5748</text:p>
          </table:table-cell>
          <table:table-cell table:number-columns-repeated="12"/>
        </table:table-row>
        <table:table-row table:style-name="ro1">
          <table:table-cell office:value-type="float" office:value="1280">
            <text:p>1280</text:p>
          </table:table-cell>
          <table:table-cell/>
          <table:table-cell office:value-type="float" office:value="5875">
            <text:p>5875</text:p>
          </table:table-cell>
          <table:table-cell table:number-columns-repeated="12"/>
        </table:table-row>
        <table:table-row table:style-name="ro1">
          <table:table-cell office:value-type="float" office:value="1335">
            <text:p>1335</text:p>
          </table:table-cell>
          <table:table-cell/>
          <table:table-cell office:value-type="float" office:value="4087">
            <text:p>4087</text:p>
          </table:table-cell>
          <table:table-cell table:number-columns-repeated="12"/>
        </table:table-row>
        <table:table-row table:style-name="ro1">
          <table:table-cell office:value-type="float" office:value="1625">
            <text:p>1625</text:p>
          </table:table-cell>
          <table:table-cell/>
          <table:table-cell office:value-type="float" office:value="4788">
            <text:p>4788</text:p>
          </table:table-cell>
          <table:table-cell table:number-columns-repeated="12"/>
        </table:table-row>
        <table:table-row table:style-name="ro1">
          <table:table-cell office:value-type="float" office:value="384">
            <text:p>384</text:p>
          </table:table-cell>
          <table:table-cell/>
          <table:table-cell office:value-type="float" office:value="5115">
            <text:p>5115</text:p>
          </table:table-cell>
          <table:table-cell table:number-columns-repeated="12"/>
        </table:table-row>
        <table:table-row table:style-name="ro1">
          <table:table-cell office:value-type="float" office:value="659">
            <text:p>659</text:p>
          </table:table-cell>
          <table:table-cell/>
          <table:table-cell office:value-type="float" office:value="4670">
            <text:p>4670</text:p>
          </table:table-cell>
          <table:table-cell table:number-columns-repeated="12"/>
        </table:table-row>
        <table:table-row table:style-name="ro1">
          <table:table-cell office:value-type="float" office:value="917">
            <text:p>917</text:p>
          </table:table-cell>
          <table:table-cell/>
          <table:table-cell office:value-type="float" office:value="5783">
            <text:p>5783</text:p>
          </table:table-cell>
          <table:table-cell table:number-columns-repeated="12"/>
        </table:table-row>
        <table:table-row table:style-name="ro1">
          <table:table-cell office:value-type="float" office:value="932">
            <text:p>932</text:p>
          </table:table-cell>
          <table:table-cell/>
          <table:table-cell office:value-type="float" office:value="6616">
            <text:p>6616</text:p>
          </table:table-cell>
          <table:table-cell table:number-columns-repeated="12"/>
        </table:table-row>
        <table:table-row table:style-name="ro1">
          <table:table-cell office:value-type="float" office:value="991">
            <text:p>991</text:p>
          </table:table-cell>
          <table:table-cell/>
          <table:table-cell office:value-type="float" office:value="3806">
            <text:p>3806</text:p>
          </table:table-cell>
          <table:table-cell table:number-columns-repeated="12"/>
        </table:table-row>
        <table:table-row table:style-name="ro1">
          <table:table-cell office:value-type="float" office:value="1667">
            <text:p>1667</text:p>
          </table:table-cell>
          <table:table-cell/>
          <table:table-cell office:value-type="float" office:value="5916">
            <text:p>5916</text:p>
          </table:table-cell>
          <table:table-cell table:number-columns-repeated="12"/>
        </table:table-row>
        <table:table-row table:style-name="ro1">
          <table:table-cell office:value-type="float" office:value="335">
            <text:p>335</text:p>
          </table:table-cell>
          <table:table-cell/>
          <table:table-cell office:value-type="float" office:value="4442">
            <text:p>4442</text:p>
          </table:table-cell>
          <table:table-cell table:number-columns-repeated="12"/>
        </table:table-row>
        <table:table-row table:style-name="ro1">
          <table:table-cell office:value-type="float" office:value="714">
            <text:p>714</text:p>
          </table:table-cell>
          <table:table-cell/>
          <table:table-cell office:value-type="float" office:value="5014">
            <text:p>5014</text:p>
          </table:table-cell>
          <table:table-cell table:number-columns-repeated="12"/>
        </table:table-row>
        <table:table-row table:style-name="ro1">
          <table:table-cell office:value-type="float" office:value="678">
            <text:p>678</text:p>
          </table:table-cell>
          <table:table-cell/>
          <table:table-cell office:value-type="float" office:value="6073">
            <text:p>6073</text:p>
          </table:table-cell>
          <table:table-cell table:number-columns-repeated="12"/>
        </table:table-row>
        <table:table-row table:style-name="ro1">
          <table:table-cell office:value-type="float" office:value="1078">
            <text:p>1078</text:p>
          </table:table-cell>
          <table:table-cell/>
          <table:table-cell office:value-type="float" office:value="5369">
            <text:p>5369</text:p>
          </table:table-cell>
          <table:table-cell table:number-columns-repeated="12"/>
        </table:table-row>
        <table:table-row table:style-name="ro1">
          <table:table-cell office:value-type="float" office:value="1042">
            <text:p>1042</text:p>
          </table:table-cell>
          <table:table-cell/>
          <table:table-cell office:value-type="float" office:value="3306">
            <text:p>3306</text:p>
          </table:table-cell>
          <table:table-cell table:number-columns-repeated="12"/>
        </table:table-row>
        <table:table-row table:style-name="ro1">
          <table:table-cell office:value-type="float" office:value="1134">
            <text:p>1134</text:p>
          </table:table-cell>
          <table:table-cell/>
          <table:table-cell office:value-type="float" office:value="5567">
            <text:p>5567</text:p>
          </table:table-cell>
          <table:table-cell table:number-columns-repeated="12"/>
        </table:table-row>
        <table:table-row table:style-name="ro2">
          <table:table-cell office:value-type="float" office:value="583">
            <text:p>583</text:p>
          </table:table-cell>
          <table:table-cell/>
          <table:table-cell office:value-type="float" office:value="4206">
            <text:p>4206</text:p>
          </table:table-cell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82">
            <text:p>782</text:p>
          </table:table-cell>
          <table:table-cell/>
          <table:table-cell office:value-type="float" office:value="4461">
            <text:p>4461</text:p>
          </table:table-cell>
          <table:table-cell table:number-columns-repeated="12"/>
        </table:table-row>
        <table:table-row table:style-name="ro1">
          <table:table-cell office:value-type="float" office:value="910">
            <text:p>910</text:p>
          </table:table-cell>
          <table:table-cell/>
          <table:table-cell office:value-type="float" office:value="4318">
            <text:p>4318</text:p>
          </table:table-cell>
          <table:table-cell table:number-columns-repeated="12"/>
        </table:table-row>
        <table:table-row table:style-name="ro1">
          <table:table-cell office:value-type="float" office:value="1150">
            <text:p>1150</text:p>
          </table:table-cell>
          <table:table-cell/>
          <table:table-cell office:value-type="float" office:value="4517">
            <text:p>4517</text:p>
          </table:table-cell>
          <table:table-cell table:number-columns-repeated="12"/>
        </table:table-row>
        <table:table-row table:style-name="ro1">
          <table:table-cell office:value-type="float" office:value="976">
            <text:p>976</text:p>
          </table:table-cell>
          <table:table-cell/>
          <table:table-cell office:value-type="float" office:value="4023">
            <text:p>4023</text:p>
          </table:table-cell>
          <table:table-cell table:number-columns-repeated="12"/>
        </table:table-row>
        <table:table-row table:style-name="ro1">
          <table:table-cell office:value-type="float" office:value="703">
            <text:p>703</text:p>
          </table:table-cell>
          <table:table-cell/>
          <table:table-cell office:value-type="float" office:value="5690">
            <text:p>5690</text:p>
          </table:table-cell>
          <table:table-cell table:number-columns-repeated="12"/>
        </table:table-row>
        <table:table-row table:style-name="ro1">
          <table:table-cell office:value-type="float" office:value="762">
            <text:p>762</text:p>
          </table:table-cell>
          <table:table-cell/>
          <table:table-cell office:value-type="float" office:value="4091">
            <text:p>4091</text:p>
          </table:table-cell>
          <table:table-cell table:number-columns-repeated="12"/>
        </table:table-row>
        <table:table-row table:style-name="ro1">
          <table:table-cell office:value-type="float" office:value="713">
            <text:p>713</text:p>
          </table:table-cell>
          <table:table-cell/>
          <table:table-cell office:value-type="float" office:value="5432">
            <text:p>5432</text:p>
          </table:table-cell>
          <table:table-cell table:number-columns-repeated="12"/>
        </table:table-row>
        <table:table-row table:style-name="ro1">
          <table:table-cell office:value-type="float" office:value="1068">
            <text:p>1068</text:p>
          </table:table-cell>
          <table:table-cell/>
          <table:table-cell office:value-type="float" office:value="5576">
            <text:p>5576</text:p>
          </table:table-cell>
          <table:table-cell table:number-columns-repeated="12"/>
        </table:table-row>
        <table:table-row table:style-name="ro1">
          <table:table-cell office:value-type="float" office:value="950">
            <text:p>950</text:p>
          </table:table-cell>
          <table:table-cell/>
          <table:table-cell office:value-type="float" office:value="5431">
            <text:p>5431</text:p>
          </table:table-cell>
          <table:table-cell table:number-columns-repeated="12"/>
        </table:table-row>
        <table:table-row table:style-name="ro1">
          <table:table-cell office:value-type="float" office:value="735">
            <text:p>735</text:p>
          </table:table-cell>
          <table:table-cell/>
          <table:table-cell office:value-type="float" office:value="3687">
            <text:p>3687</text:p>
          </table:table-cell>
          <table:table-cell table:number-columns-repeated="12"/>
        </table:table-row>
        <table:table-row table:style-name="ro1">
          <table:table-cell office:value-type="float" office:value="592">
            <text:p>592</text:p>
          </table:table-cell>
          <table:table-cell/>
          <table:table-cell office:value-type="float" office:value="4098">
            <text:p>4098</text:p>
          </table:table-cell>
          <table:table-cell table:number-columns-repeated="12"/>
        </table:table-row>
        <table:table-row table:style-name="ro1">
          <table:table-cell office:value-type="float" office:value="518">
            <text:p>518</text:p>
          </table:table-cell>
          <table:table-cell/>
          <table:table-cell office:value-type="float" office:value="4533">
            <text:p>4533</text:p>
          </table:table-cell>
          <table:table-cell table:number-columns-repeated="12"/>
        </table:table-row>
        <table:table-row table:style-name="ro1">
          <table:table-cell office:value-type="float" office:value="820">
            <text:p>820</text:p>
          </table:table-cell>
          <table:table-cell/>
          <table:table-cell office:value-type="float" office:value="4532">
            <text:p>4532</text:p>
          </table:table-cell>
          <table:table-cell table:number-columns-repeated="12"/>
        </table:table-row>
        <table:table-row table:style-name="ro1">
          <table:table-cell office:value-type="float" office:value="905">
            <text:p>905</text:p>
          </table:table-cell>
          <table:table-cell/>
          <table:table-cell office:value-type="float" office:value="4525">
            <text:p>4525</text:p>
          </table:table-cell>
          <table:table-cell table:number-columns-repeated="12"/>
        </table:table-row>
        <table:table-row table:style-name="ro1">
          <table:table-cell office:value-type="float" office:value="768">
            <text:p>768</text:p>
          </table:table-cell>
          <table:table-cell/>
          <table:table-cell office:value-type="float" office:value="4749">
            <text:p>4749</text:p>
          </table:table-cell>
          <table:table-cell table:number-columns-repeated="12"/>
        </table:table-row>
        <table:table-row table:style-name="ro1">
          <table:table-cell office:value-type="float" office:value="1359">
            <text:p>1359</text:p>
          </table:table-cell>
          <table:table-cell/>
          <table:table-cell office:value-type="float" office:value="4602">
            <text:p>4602</text:p>
          </table:table-cell>
          <table:table-cell table:number-columns-repeated="12"/>
        </table:table-row>
        <table:table-row table:style-name="ro1">
          <table:table-cell office:value-type="float" office:value="540">
            <text:p>540</text:p>
          </table:table-cell>
          <table:table-cell/>
          <table:table-cell office:value-type="float" office:value="4458">
            <text:p>4458</text:p>
          </table:table-cell>
          <table:table-cell table:number-columns-repeated="12"/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float" office:value="5376">
            <text:p>5376</text:p>
          </table:table-cell>
          <table:table-cell table:number-columns-repeated="12"/>
        </table:table-row>
        <table:table-row table:style-name="ro1">
          <table:table-cell office:value-type="float" office:value="877">
            <text:p>877</text:p>
          </table:table-cell>
          <table:table-cell/>
          <table:table-cell office:value-type="float" office:value="7240">
            <text:p>7240</text:p>
          </table:table-cell>
          <table:table-cell table:number-columns-repeated="12"/>
        </table:table-row>
        <table:table-row table:style-name="ro1">
          <table:table-cell office:value-type="float" office:value="664">
            <text:p>664</text:p>
          </table:table-cell>
          <table:table-cell/>
          <table:table-cell office:value-type="float" office:value="5906">
            <text:p>5906</text:p>
          </table:table-cell>
          <table:table-cell table:number-columns-repeated="12"/>
        </table:table-row>
        <table:table-row table:style-name="ro1">
          <table:table-cell office:value-type="float" office:value="1232">
            <text:p>1232</text:p>
          </table:table-cell>
          <table:table-cell/>
          <table:table-cell office:value-type="float" office:value="6187">
            <text:p>6187</text:p>
          </table:table-cell>
          <table:table-cell table:number-columns-repeated="12"/>
        </table:table-row>
        <table:table-row table:style-name="ro1">
          <table:table-cell office:value-type="float" office:value="814">
            <text:p>814</text:p>
          </table:table-cell>
          <table:table-cell/>
          <table:table-cell office:value-type="float" office:value="4385">
            <text:p>4385</text:p>
          </table:table-cell>
          <table:table-cell table:number-columns-repeated="12"/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float" office:value="4029">
            <text:p>4029</text:p>
          </table:table-cell>
          <table:table-cell table:number-columns-repeated="12"/>
        </table:table-row>
        <table:table-row table:style-name="ro1">
          <table:table-cell office:value-type="float" office:value="287">
            <text:p>287</text:p>
          </table:table-cell>
          <table:table-cell/>
          <table:table-cell office:value-type="float" office:value="6340">
            <text:p>6340</text:p>
          </table:table-cell>
          <table:table-cell table:number-columns-repeated="12"/>
        </table:table-row>
        <table:table-row table:style-name="ro1">
          <table:table-cell office:value-type="float" office:value="939">
            <text:p>939</text:p>
          </table:table-cell>
          <table:table-cell/>
          <table:table-cell office:value-type="float" office:value="5844">
            <text:p>5844</text:p>
          </table:table-cell>
          <table:table-cell table:number-columns-repeated="12"/>
        </table:table-row>
        <table:table-row table:style-name="ro1">
          <table:table-cell office:value-type="float" office:value="971">
            <text:p>971</text:p>
          </table:table-cell>
          <table:table-cell/>
          <table:table-cell office:value-type="float" office:value="5189">
            <text:p>5189</text:p>
          </table:table-cell>
          <table:table-cell table:number-columns-repeated="12"/>
        </table:table-row>
        <table:table-row table:style-name="ro1">
          <table:table-cell office:value-type="float" office:value="1155">
            <text:p>1155</text:p>
          </table:table-cell>
          <table:table-cell/>
          <table:table-cell office:value-type="float" office:value="5192">
            <text:p>5192</text:p>
          </table:table-cell>
          <table:table-cell table:number-columns-repeated="12"/>
        </table:table-row>
        <table:table-row table:style-name="ro1">
          <table:table-cell office:value-type="float" office:value="1109">
            <text:p>1109</text:p>
          </table:table-cell>
          <table:table-cell/>
          <table:table-cell office:value-type="float" office:value="4032">
            <text:p>4032</text:p>
          </table:table-cell>
          <table:table-cell table:number-columns-repeated="12"/>
        </table:table-row>
        <table:table-row table:style-name="ro1">
          <table:table-cell office:value-type="float" office:value="583">
            <text:p>583</text:p>
          </table:table-cell>
          <table:table-cell/>
          <table:table-cell office:value-type="float" office:value="5927">
            <text:p>5927</text:p>
          </table:table-cell>
          <table:table-cell table:number-columns-repeated="12"/>
        </table:table-row>
        <table:table-row table:style-name="ro1">
          <table:table-cell office:value-type="float" office:value="849">
            <text:p>849</text:p>
          </table:table-cell>
          <table:table-cell/>
          <table:table-cell office:value-type="float" office:value="4921">
            <text:p>4921</text:p>
          </table:table-cell>
          <table:table-cell table:number-columns-repeated="12"/>
        </table:table-row>
        <table:table-row table:style-name="ro1">
          <table:table-cell office:value-type="float" office:value="1465">
            <text:p>1465</text:p>
          </table:table-cell>
          <table:table-cell/>
          <table:table-cell office:value-type="float" office:value="5111">
            <text:p>5111</text:p>
          </table:table-cell>
          <table:table-cell table:number-columns-repeated="12"/>
        </table:table-row>
        <table:table-row table:style-name="ro1">
          <table:table-cell office:value-type="float" office:value="1365">
            <text:p>1365</text:p>
          </table:table-cell>
          <table:table-cell/>
          <table:table-cell office:value-type="float" office:value="5327">
            <text:p>5327</text:p>
          </table:table-cell>
          <table:table-cell table:number-columns-repeated="12"/>
        </table:table-row>
        <table:table-row table:style-name="ro1">
          <table:table-cell office:value-type="float" office:value="1346">
            <text:p>1346</text:p>
          </table:table-cell>
          <table:table-cell/>
          <table:table-cell office:value-type="float" office:value="5288">
            <text:p>5288</text:p>
          </table:table-cell>
          <table:table-cell table:number-columns-repeated="12"/>
        </table:table-row>
        <table:table-row table:style-name="ro1">
          <table:table-cell office:value-type="float" office:value="854">
            <text:p>854</text:p>
          </table:table-cell>
          <table:table-cell/>
          <table:table-cell office:value-type="float" office:value="3434">
            <text:p>3434</text:p>
          </table:table-cell>
          <table:table-cell table:number-columns-repeated="12"/>
        </table:table-row>
        <table:table-row table:style-name="ro1">
          <table:table-cell office:value-type="float" office:value="438">
            <text:p>438</text:p>
          </table:table-cell>
          <table:table-cell/>
          <table:table-cell office:value-type="float" office:value="4009">
            <text:p>4009</text:p>
          </table:table-cell>
          <table:table-cell table:number-columns-repeated="12"/>
        </table:table-row>
        <table:table-row table:style-name="ro1">
          <table:table-cell office:value-type="float" office:value="315">
            <text:p>315</text:p>
          </table:table-cell>
          <table:table-cell/>
          <table:table-cell office:value-type="float" office:value="3539">
            <text:p>3539</text:p>
          </table:table-cell>
          <table:table-cell table:number-columns-repeated="12"/>
        </table:table-row>
        <table:table-row table:style-name="ro1">
          <table:table-cell office:value-type="float" office:value="722">
            <text:p>722</text:p>
          </table:table-cell>
          <table:table-cell/>
          <table:table-cell office:value-type="float" office:value="4657">
            <text:p>4657</text:p>
          </table:table-cell>
          <table:table-cell table:number-columns-repeated="12"/>
        </table:table-row>
        <table:table-row table:style-name="ro1">
          <table:table-cell office:value-type="float" office:value="440">
            <text:p>440</text:p>
          </table:table-cell>
          <table:table-cell/>
          <table:table-cell office:value-type="float" office:value="4436">
            <text:p>4436</text:p>
          </table:table-cell>
          <table:table-cell table:number-columns-repeated="12"/>
        </table:table-row>
        <table:table-row table:style-name="ro1">
          <table:table-cell office:value-type="float" office:value="1005">
            <text:p>1005</text:p>
          </table:table-cell>
          <table:table-cell/>
          <table:table-cell office:value-type="float" office:value="5039">
            <text:p>5039</text:p>
          </table:table-cell>
          <table:table-cell table:number-columns-repeated="12"/>
        </table:table-row>
        <table:table-row table:style-name="ro1">
          <table:table-cell office:value-type="float" office:value="827">
            <text:p>827</text:p>
          </table:table-cell>
          <table:table-cell/>
          <table:table-cell office:value-type="float" office:value="4169">
            <text:p>4169</text:p>
          </table:table-cell>
          <table:table-cell table:number-columns-repeated="12"/>
        </table:table-row>
        <table:table-row table:style-name="ro1">
          <table:table-cell office:value-type="float" office:value="774">
            <text:p>774</text:p>
          </table:table-cell>
          <table:table-cell/>
          <table:table-cell office:value-type="float" office:value="4931">
            <text:p>4931</text:p>
          </table:table-cell>
          <table:table-cell table:number-columns-repeated="12"/>
        </table:table-row>
        <table:table-row table:style-name="ro1">
          <table:table-cell office:value-type="float" office:value="347">
            <text:p>347</text:p>
          </table:table-cell>
          <table:table-cell/>
          <table:table-cell office:value-type="float" office:value="4844">
            <text:p>4844</text:p>
          </table:table-cell>
          <table:table-cell table:number-columns-repeated="12"/>
        </table:table-row>
        <table:table-row table:style-name="ro1">
          <table:table-cell office:value-type="float" office:value="876">
            <text:p>876</text:p>
          </table:table-cell>
          <table:table-cell/>
          <table:table-cell office:value-type="float" office:value="4824">
            <text:p>4824</text:p>
          </table:table-cell>
          <table:table-cell table:number-columns-repeated="12"/>
        </table:table-row>
        <table:table-row table:style-name="ro1">
          <table:table-cell office:value-type="float" office:value="1065">
            <text:p>1065</text:p>
          </table:table-cell>
          <table:table-cell/>
          <table:table-cell office:value-type="float" office:value="5411">
            <text:p>5411</text:p>
          </table:table-cell>
          <table:table-cell table:number-columns-repeated="12"/>
        </table:table-row>
        <table:table-row table:style-name="ro1">
          <table:table-cell office:value-type="float" office:value="1295">
            <text:p>1295</text:p>
          </table:table-cell>
          <table:table-cell/>
          <table:table-cell office:value-type="float" office:value="4759">
            <text:p>4759</text:p>
          </table:table-cell>
          <table:table-cell table:number-columns-repeated="12"/>
        </table:table-row>
      </table:table>
      <table:table table:name="Hoja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table:style-name="Default" office:value-type="string">
            <text:p>Chi cuadrado</text:p>
          </table:table-cell>
          <table:table-cell table:style-name="ce4" table:formula="of:=SUM([.I13:.J84])" office:value-type="float" office:value="8546.70143944501">
            <text:p>8546,7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Default"/>
          <table:table-cell table:style-name="ce5" office:value-type="string">
            <text:p>Coef.contingencia</text:p>
          </table:table-cell>
          <table:table-cell table:style-name="ce6" table:formula="of:=SQRT([.D2]/([.D85]+[.D2]))" office:value-type="float" office:value="0.142121888984732">
            <text:p>0,14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Default" office:value-type="string">
            <text:p>C Max</text:p>
          </table:table-cell>
          <table:table-cell table:formula="of:=SQRT(1-1/2)" office:value-type="float" office:value="0.707106781186548">
            <text:p>0,71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Default" office:value-type="string">
            <text:p>Com el coeficient de contingencia esta més proxim al 0 que a C max tenim un alt nivell d'independencia entre les variables.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Default" office:value-type="string">
            <text:p>Segons l'apartat c tampoc no hi havia una bona relació lineal entre les variables i amb aquest coeficient de contingencia acceptam que hi ha bastanta independencia amb les dues variables. 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ce5" office:value-type="string">
            <text:p>Habitatges iniciats</text:p>
          </table:table-cell>
          <table:table-cell table:style-name="ce5" office:value-type="string">
            <text:p>Consum electric</text:p>
          </table:table-cell>
          <table:table-cell table:style-name="ce5" office:value-type="string">
            <text:p>Suma</text:p>
          </table:table-cell>
          <table:table-cell/>
          <table:table-cell office:value-type="string">
            <text:p>eij</text:p>
          </table:table-cell>
          <table:table-cell office:value-type="string">
            <text:p>eij</text:p>
          </table:table-cell>
          <table:table-cell/>
          <table:table-cell table:style-name="ce7" office:value-type="string">
            <text:p>(nij-eij)^2/eijj</text:p>
          </table:table-cell>
          <table:table-cell table:style-name="Default" office:value-type="string">
            <text:p>(nij-eij)^2/eij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office:value-type="float" office:value="917">
            <text:p>917</text:p>
          </table:table-cell>
          <table:table-cell office:value-type="float" office:value="4833">
            <text:p>4833</text:p>
          </table:table-cell>
          <table:table-cell table:formula="of:=SUM([.B13:.C13])" office:value-type="float" office:value="5750">
            <text:p>5750</text:p>
          </table:table-cell>
          <table:table-cell/>
          <table:table-cell table:formula="of:=[.B$85]*[.$D13]/[.$D$85]" office:value-type="float" office:value="870.337517427024">
            <text:p>870,34</text:p>
          </table:table-cell>
          <table:table-cell table:formula="of:=[.C$85]*[.$D13]/[.$D$85]" office:value-type="float" office:value="4879.66248257298">
            <text:p>4879,66</text:p>
          </table:table-cell>
          <table:table-cell/>
          <table:table-cell table:formula="of:=([.B13]-[.F13])^2/[.F13]" office:value-type="float" office:value="2.50177343418485">
            <text:p>2,5</text:p>
          </table:table-cell>
          <table:table-cell table:formula="of:=([.C13]-[.G13])^2/[.G13]" office:value-type="float" office:value="0.446216779879674">
            <text:p>0,45</text:p>
          </table:table-cell>
          <table:table-cell table:number-columns-repeated="3"/>
          <table:table-cell table:style-name="ce4"/>
          <table:table-cell/>
        </table:table-row>
        <table:table-row table:style-name="ro2">
          <table:table-cell/>
          <table:table-cell office:value-type="float" office:value="990">
            <text:p>990</text:p>
          </table:table-cell>
          <table:table-cell office:value-type="float" office:value="4489">
            <text:p>4489</text:p>
          </table:table-cell>
          <table:table-cell table:formula="of:=SUM([.B14:.C14])" office:value-type="float" office:value="5479">
            <text:p>5479</text:p>
          </table:table-cell>
          <table:table-cell/>
          <table:table-cell table:formula="of:=[.B$85]*[.$D14]/[.$D$85]" office:value-type="float" office:value="829.318131823072">
            <text:p>829,32</text:p>
          </table:table-cell>
          <table:table-cell table:formula="of:=[.C$85]*[.$D14]/[.$D$85]" office:value-type="float" office:value="4649.68186817693">
            <text:p>4649,68</text:p>
          </table:table-cell>
          <table:table-cell/>
          <table:table-cell table:formula="of:=([.B14]-[.F14])^2/[.F14]" office:value-type="float" office:value="31.1323987383119">
            <text:p>31,13</text:p>
          </table:table-cell>
          <table:table-cell table:formula="of:=([.C14]-[.G14])^2/[.G14]" office:value-type="float" office:value="5.55278048967915">
            <text:p>5,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6">
            <text:p>746</text:p>
          </table:table-cell>
          <table:table-cell office:value-type="float" office:value="4587">
            <text:p>4587</text:p>
          </table:table-cell>
          <table:table-cell table:formula="of:=SUM([.B15:.C15])" office:value-type="float" office:value="5333">
            <text:p>5333</text:p>
          </table:table-cell>
          <table:table-cell/>
          <table:table-cell table:formula="of:=[.B$85]*[.$D15]/[.$D$85]" office:value-type="float" office:value="807.219127032751">
            <text:p>807,22</text:p>
          </table:table-cell>
          <table:table-cell table:formula="of:=[.C$85]*[.$D15]/[.$D$85]" office:value-type="float" office:value="4525.78087296725">
            <text:p>4525,78</text:p>
          </table:table-cell>
          <table:table-cell/>
          <table:table-cell table:formula="of:=([.B15]-[.F15])^2/[.F15]" office:value-type="float" office:value="4.64283041511728">
            <text:p>4,64</text:p>
          </table:table-cell>
          <table:table-cell table:formula="of:=([.C15]-[.G15])^2/[.G15]" office:value-type="float" office:value="0.828096105367746">
            <text:p>0,8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5">
            <text:p>675</text:p>
          </table:table-cell>
          <table:table-cell office:value-type="float" office:value="3962">
            <text:p>3962</text:p>
          </table:table-cell>
          <table:table-cell table:formula="of:=SUM([.B16:.C16])" office:value-type="float" office:value="4637">
            <text:p>4637</text:p>
          </table:table-cell>
          <table:table-cell/>
          <table:table-cell table:formula="of:=[.B$85]*[.$D16]/[.$D$85]" office:value-type="float" office:value="701.870446662454">
            <text:p>701,87</text:p>
          </table:table-cell>
          <table:table-cell table:formula="of:=[.C$85]*[.$D16]/[.$D$85]" office:value-type="float" office:value="3935.12955333755">
            <text:p>3935,13</text:p>
          </table:table-cell>
          <table:table-cell/>
          <table:table-cell table:formula="of:=([.B16]-[.F16])^2/[.F16]" office:value-type="float" office:value="1.02870965328877">
            <text:p>1,03</text:p>
          </table:table-cell>
          <table:table-cell table:formula="of:=([.C16]-[.G16])^2/[.G16]" office:value-type="float" office:value="0.18348084708606">
            <text:p>0,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9">
            <text:p>1429</text:p>
          </table:table-cell>
          <table:table-cell office:value-type="float" office:value="4105">
            <text:p>4105</text:p>
          </table:table-cell>
          <table:table-cell table:formula="of:=SUM([.B17:.C17])" office:value-type="float" office:value="5534">
            <text:p>5534</text:p>
          </table:table-cell>
          <table:table-cell/>
          <table:table-cell table:formula="of:=[.B$85]*[.$D17]/[.$D$85]" office:value-type="float" office:value="837.643099381069">
            <text:p>837,64</text:p>
          </table:table-cell>
          <table:table-cell table:formula="of:=[.C$85]*[.$D17]/[.$D$85]" office:value-type="float" office:value="4696.35690061893">
            <text:p>4696,36</text:p>
          </table:table-cell>
          <table:table-cell/>
          <table:table-cell table:formula="of:=([.B17]-[.F17])^2/[.F17]" office:value-type="float" office:value="417.484468227604">
            <text:p>417,48</text:p>
          </table:table-cell>
          <table:table-cell table:formula="of:=([.C17]-[.G17])^2/[.G17]" office:value-type="float" office:value="74.4626082109605">
            <text:p>74,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2">
            <text:p>1182</text:p>
          </table:table-cell>
          <table:table-cell office:value-type="float" office:value="4945">
            <text:p>4945</text:p>
          </table:table-cell>
          <table:table-cell table:formula="of:=SUM([.B18:.C18])" office:value-type="float" office:value="6127">
            <text:p>6127</text:p>
          </table:table-cell>
          <table:table-cell/>
          <table:table-cell table:formula="of:=[.B$85]*[.$D18]/[.$D$85]" office:value-type="float" office:value="927.401385960935">
            <text:p>927,4</text:p>
          </table:table-cell>
          <table:table-cell table:formula="of:=[.C$85]*[.$D18]/[.$D$85]" office:value-type="float" office:value="5199.59861403907">
            <text:p>5199,6</text:p>
          </table:table-cell>
          <table:table-cell/>
          <table:table-cell table:formula="of:=([.B18]-[.F18])^2/[.F18]" office:value-type="float" office:value="69.8947136071495">
            <text:p>69,89</text:p>
          </table:table-cell>
          <table:table-cell table:formula="of:=([.C18]-[.G18])^2/[.G18]" office:value-type="float" office:value="12.4664342542895">
            <text:p>12,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3">
            <text:p>1373</text:p>
          </table:table-cell>
          <table:table-cell office:value-type="float" office:value="3543">
            <text:p>3543</text:p>
          </table:table-cell>
          <table:table-cell table:formula="of:=SUM([.B19:.C19])" office:value-type="float" office:value="4916">
            <text:p>4916</text:p>
          </table:table-cell>
          <table:table-cell/>
          <table:table-cell table:formula="of:=[.B$85]*[.$D19]/[.$D$85]" office:value-type="float" office:value="744.100736638478">
            <text:p>744,1</text:p>
          </table:table-cell>
          <table:table-cell table:formula="of:=[.C$85]*[.$D19]/[.$D$85]" office:value-type="float" office:value="4171.89926336152">
            <text:p>4171,9</text:p>
          </table:table-cell>
          <table:table-cell/>
          <table:table-cell table:formula="of:=([.B19]-[.F19])^2/[.F19]" office:value-type="float" office:value="531.533250784599">
            <text:p>531,53</text:p>
          </table:table-cell>
          <table:table-cell table:formula="of:=([.C19]-[.G19])^2/[.G19]" office:value-type="float" office:value="94.8043705010216">
            <text:p>94,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7">
            <text:p>597</text:p>
          </table:table-cell>
          <table:table-cell office:value-type="float" office:value="5130">
            <text:p>5130</text:p>
          </table:table-cell>
          <table:table-cell table:formula="of:=SUM([.B20:.C20])" office:value-type="float" office:value="5727">
            <text:p>5727</text:p>
          </table:table-cell>
          <table:table-cell/>
          <table:table-cell table:formula="of:=[.B$85]*[.$D20]/[.$D$85]" office:value-type="float" office:value="866.856167357316">
            <text:p>866,86</text:p>
          </table:table-cell>
          <table:table-cell table:formula="of:=[.C$85]*[.$D20]/[.$D$85]" office:value-type="float" office:value="4860.14383264268">
            <text:p>4860,14</text:p>
          </table:table-cell>
          <table:table-cell/>
          <table:table-cell table:formula="of:=([.B20]-[.F20])^2/[.F20]" office:value-type="float" office:value="84.007421072846">
            <text:p>84,01</text:p>
          </table:table-cell>
          <table:table-cell table:formula="of:=([.C20]-[.G20])^2/[.G20]" office:value-type="float" office:value="14.9835794100733">
            <text:p>14,9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8">
            <text:p>658</text:p>
          </table:table-cell>
          <table:table-cell office:value-type="float" office:value="4011">
            <text:p>4011</text:p>
          </table:table-cell>
          <table:table-cell table:formula="of:=SUM([.B21:.C21])" office:value-type="float" office:value="4669">
            <text:p>4669</text:p>
          </table:table-cell>
          <table:table-cell/>
          <table:table-cell table:formula="of:=[.B$85]*[.$D21]/[.$D$85]" office:value-type="float" office:value="706.714064150743">
            <text:p>706,71</text:p>
          </table:table-cell>
          <table:table-cell table:formula="of:=[.C$85]*[.$D21]/[.$D$85]" office:value-type="float" office:value="3962.28593584926">
            <text:p>3962,29</text:p>
          </table:table-cell>
          <table:table-cell/>
          <table:table-cell table:formula="of:=([.B21]-[.F21])^2/[.F21]" office:value-type="float" office:value="3.35787861945895">
            <text:p>3,36</text:p>
          </table:table-cell>
          <table:table-cell table:formula="of:=([.C21]-[.G21])^2/[.G21]" office:value-type="float" office:value="0.598911861613057">
            <text:p>0,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2">
            <text:p>622</text:p>
          </table:table-cell>
          <table:table-cell office:value-type="float" office:value="6778">
            <text:p>6778</text:p>
          </table:table-cell>
          <table:table-cell table:formula="of:=SUM([.B22:.C22])" office:value-type="float" office:value="7400">
            <text:p>7400</text:p>
          </table:table-cell>
          <table:table-cell/>
          <table:table-cell table:formula="of:=[.B$85]*[.$D22]/[.$D$85]" office:value-type="float" office:value="1120.08654416695">
            <text:p>1120,09</text:p>
          </table:table-cell>
          <table:table-cell table:formula="of:=[.C$85]*[.$D22]/[.$D$85]" office:value-type="float" office:value="6279.91345583305">
            <text:p>6279,91</text:p>
          </table:table-cell>
          <table:table-cell/>
          <table:table-cell table:formula="of:=([.B22]-[.F22])^2/[.F22]" office:value-type="float" office:value="221.491996999831">
            <text:p>221,49</text:p>
          </table:table-cell>
          <table:table-cell table:formula="of:=([.C22]-[.G22])^2/[.G22]" office:value-type="float" office:value="39.5053542098961">
            <text:p>39,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3">
            <text:p>863</text:p>
          </table:table-cell>
          <table:table-cell office:value-type="float" office:value="5748">
            <text:p>5748</text:p>
          </table:table-cell>
          <table:table-cell table:formula="of:=SUM([.B23:.C23])" office:value-type="float" office:value="6611">
            <text:p>6611</text:p>
          </table:table-cell>
          <table:table-cell/>
          <table:table-cell table:formula="of:=[.B$85]*[.$D23]/[.$D$85]" office:value-type="float" office:value="1000.66110047131">
            <text:p>1000,66</text:p>
          </table:table-cell>
          <table:table-cell table:formula="of:=[.C$85]*[.$D23]/[.$D$85]" office:value-type="float" office:value="5610.33889952869">
            <text:p>5610,34</text:p>
          </table:table-cell>
          <table:table-cell/>
          <table:table-cell table:formula="of:=([.B23]-[.F23])^2/[.F23]" office:value-type="float" office:value="18.9380586234913">
            <text:p>18,94</text:p>
          </table:table-cell>
          <table:table-cell table:formula="of:=([.C23]-[.G23])^2/[.G23]" office:value-type="float" office:value="3.37779569511656">
            <text:p>3,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0">
            <text:p>1280</text:p>
          </table:table-cell>
          <table:table-cell office:value-type="float" office:value="5875">
            <text:p>5875</text:p>
          </table:table-cell>
          <table:table-cell table:formula="of:=SUM([.B24:.C24])" office:value-type="float" office:value="7155">
            <text:p>7155</text:p>
          </table:table-cell>
          <table:table-cell/>
          <table:table-cell table:formula="of:=[.B$85]*[.$D24]/[.$D$85]" office:value-type="float" office:value="1083.00259777224">
            <text:p>1083</text:p>
          </table:table-cell>
          <table:table-cell table:formula="of:=[.C$85]*[.$D24]/[.$D$85]" office:value-type="float" office:value="6071.99740222776">
            <text:p>6072</text:p>
          </table:table-cell>
          <table:table-cell/>
          <table:table-cell table:formula="of:=([.B24]-[.F24])^2/[.F24]" office:value-type="float" office:value="35.833687346934">
            <text:p>35,83</text:p>
          </table:table-cell>
          <table:table-cell table:formula="of:=([.C24]-[.G24])^2/[.G24]" office:value-type="float" office:value="6.39130320942651">
            <text:p>6,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5">
            <text:p>1335</text:p>
          </table:table-cell>
          <table:table-cell office:value-type="float" office:value="4087">
            <text:p>4087</text:p>
          </table:table-cell>
          <table:table-cell table:formula="of:=SUM([.B25:.C25])" office:value-type="float" office:value="5422">
            <text:p>5422</text:p>
          </table:table-cell>
          <table:table-cell/>
          <table:table-cell table:formula="of:=[.B$85]*[.$D25]/[.$D$85]" office:value-type="float" office:value="820.690438172056">
            <text:p>820,69</text:p>
          </table:table-cell>
          <table:table-cell table:formula="of:=[.C$85]*[.$D25]/[.$D$85]" office:value-type="float" office:value="4601.30956182794">
            <text:p>4601,31</text:p>
          </table:table-cell>
          <table:table-cell/>
          <table:table-cell table:formula="of:=([.B25]-[.F25])^2/[.F25]" office:value-type="float" office:value="322.307063765494">
            <text:p>322,31</text:p>
          </table:table-cell>
          <table:table-cell table:formula="of:=([.C25]-[.G25])^2/[.G25]" office:value-type="float" office:value="57.4867484644022">
            <text:p>57,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5">
            <text:p>1625</text:p>
          </table:table-cell>
          <table:table-cell office:value-type="float" office:value="4788">
            <text:p>4788</text:p>
          </table:table-cell>
          <table:table-cell table:formula="of:=SUM([.B26:.C26])" office:value-type="float" office:value="6413">
            <text:p>6413</text:p>
          </table:table-cell>
          <table:table-cell/>
          <table:table-cell table:formula="of:=[.B$85]*[.$D26]/[.$D$85]" office:value-type="float" office:value="970.691217262522">
            <text:p>970,69</text:p>
          </table:table-cell>
          <table:table-cell table:formula="of:=[.C$85]*[.$D26]/[.$D$85]" office:value-type="float" office:value="5442.30878273748">
            <text:p>5442,31</text:p>
          </table:table-cell>
          <table:table-cell/>
          <table:table-cell table:formula="of:=([.B26]-[.F26])^2/[.F26]" office:value-type="float" office:value="441.046519793138">
            <text:p>441,05</text:p>
          </table:table-cell>
          <table:table-cell table:formula="of:=([.C26]-[.G26])^2/[.G26]" office:value-type="float" office:value="78.6651401562069">
            <text:p>78,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4">
            <text:p>384</text:p>
          </table:table-cell>
          <table:table-cell office:value-type="float" office:value="5115">
            <text:p>5115</text:p>
          </table:table-cell>
          <table:table-cell table:formula="of:=SUM([.B27:.C27])" office:value-type="float" office:value="5499">
            <text:p>5499</text:p>
          </table:table-cell>
          <table:table-cell/>
          <table:table-cell table:formula="of:=[.B$85]*[.$D27]/[.$D$85]" office:value-type="float" office:value="832.345392753253">
            <text:p>832,35</text:p>
          </table:table-cell>
          <table:table-cell table:formula="of:=[.C$85]*[.$D27]/[.$D$85]" office:value-type="float" office:value="4666.65460724675">
            <text:p>4666,65</text:p>
          </table:table-cell>
          <table:table-cell/>
          <table:table-cell table:formula="of:=([.B27]-[.F27])^2/[.F27]" office:value-type="float" office:value="241.50261772718">
            <text:p>241,5</text:p>
          </table:table-cell>
          <table:table-cell table:formula="of:=([.C27]-[.G27])^2/[.G27]" office:value-type="float" office:value="43.0744522834235">
            <text:p>43,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9">
            <text:p>659</text:p>
          </table:table-cell>
          <table:table-cell office:value-type="float" office:value="4670">
            <text:p>4670</text:p>
          </table:table-cell>
          <table:table-cell table:formula="of:=SUM([.B28:.C28])" office:value-type="float" office:value="5329">
            <text:p>5329</text:p>
          </table:table-cell>
          <table:table-cell/>
          <table:table-cell table:formula="of:=[.B$85]*[.$D28]/[.$D$85]" office:value-type="float" office:value="806.613674846714">
            <text:p>806,61</text:p>
          </table:table-cell>
          <table:table-cell table:formula="of:=[.C$85]*[.$D28]/[.$D$85]" office:value-type="float" office:value="4522.38632515329">
            <text:p>4522,39</text:p>
          </table:table-cell>
          <table:table-cell/>
          <table:table-cell table:formula="of:=([.B28]-[.F28])^2/[.F28]" office:value-type="float" office:value="27.0139196510553">
            <text:p>27,01</text:p>
          </table:table-cell>
          <table:table-cell table:formula="of:=([.C28]-[.G28])^2/[.G28]" office:value-type="float" office:value="4.81820778568999">
            <text:p>4,8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7">
            <text:p>917</text:p>
          </table:table-cell>
          <table:table-cell office:value-type="float" office:value="5783">
            <text:p>5783</text:p>
          </table:table-cell>
          <table:table-cell table:formula="of:=SUM([.B29:.C29])" office:value-type="float" office:value="6700">
            <text:p>6700</text:p>
          </table:table-cell>
          <table:table-cell/>
          <table:table-cell table:formula="of:=[.B$85]*[.$D29]/[.$D$85]" office:value-type="float" office:value="1014.13241161062">
            <text:p>1014,13</text:p>
          </table:table-cell>
          <table:table-cell table:formula="of:=[.C$85]*[.$D29]/[.$D$85]" office:value-type="float" office:value="5685.86758838938">
            <text:p>5685,87</text:p>
          </table:table-cell>
          <table:table-cell/>
          <table:table-cell table:formula="of:=([.B29]-[.F29])^2/[.F29]" office:value-type="float" office:value="9.30322833318256">
            <text:p>9,3</text:p>
          </table:table-cell>
          <table:table-cell table:formula="of:=([.C29]-[.G29])^2/[.G29]" office:value-type="float" office:value="1.65932555386279">
            <text:p>1,66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2">
            <text:p>932</text:p>
          </table:table-cell>
          <table:table-cell office:value-type="float" office:value="6616">
            <text:p>6616</text:p>
          </table:table-cell>
          <table:table-cell table:formula="of:=SUM([.B30:.C30])" office:value-type="float" office:value="7548">
            <text:p>7548</text:p>
          </table:table-cell>
          <table:table-cell/>
          <table:table-cell table:formula="of:=[.B$85]*[.$D30]/[.$D$85]" office:value-type="float" office:value="1142.48827505029">
            <text:p>1142,49</text:p>
          </table:table-cell>
          <table:table-cell table:formula="of:=[.C$85]*[.$D30]/[.$D$85]" office:value-type="float" office:value="6405.51172494971">
            <text:p>6405,51</text:p>
          </table:table-cell>
          <table:table-cell/>
          <table:table-cell table:formula="of:=([.B30]-[.F30])^2/[.F30]" office:value-type="float" office:value="38.7796661910572">
            <text:p>38,78</text:p>
          </table:table-cell>
          <table:table-cell table:formula="of:=([.C30]-[.G30])^2/[.G30]" office:value-type="float" office:value="6.9167485497023">
            <text:p>6,9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1">
            <text:p>991</text:p>
          </table:table-cell>
          <table:table-cell office:value-type="float" office:value="3806">
            <text:p>3806</text:p>
          </table:table-cell>
          <table:table-cell table:formula="of:=SUM([.B31:.C31])" office:value-type="float" office:value="4797">
            <text:p>4797</text:p>
          </table:table-cell>
          <table:table-cell/>
          <table:table-cell table:formula="of:=[.B$85]*[.$D31]/[.$D$85]" office:value-type="float" office:value="726.088534103901">
            <text:p>726,09</text:p>
          </table:table-cell>
          <table:table-cell table:formula="of:=[.C$85]*[.$D31]/[.$D$85]" office:value-type="float" office:value="4070.9114658961">
            <text:p>4070,91</text:p>
          </table:table-cell>
          <table:table-cell/>
          <table:table-cell table:formula="of:=([.B31]-[.F31])^2/[.F31]" office:value-type="float" office:value="96.6522420710442">
            <text:p>96,65</text:p>
          </table:table-cell>
          <table:table-cell table:formula="of:=([.C31]-[.G31])^2/[.G31]" office:value-type="float" office:value="17.238912059654">
            <text:p>17,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7">
            <text:p>1667</text:p>
          </table:table-cell>
          <table:table-cell office:value-type="float" office:value="5916">
            <text:p>5916</text:p>
          </table:table-cell>
          <table:table-cell table:formula="of:=SUM([.B32:.C32])" office:value-type="float" office:value="7583">
            <text:p>7583</text:p>
          </table:table-cell>
          <table:table-cell/>
          <table:table-cell table:formula="of:=[.B$85]*[.$D32]/[.$D$85]" office:value-type="float" office:value="1147.78598167811">
            <text:p>1147,79</text:p>
          </table:table-cell>
          <table:table-cell table:formula="of:=[.C$85]*[.$D32]/[.$D$85]" office:value-type="float" office:value="6435.21401832189">
            <text:p>6435,21</text:p>
          </table:table-cell>
          <table:table-cell/>
          <table:table-cell table:formula="of:=([.B32]-[.F32])^2/[.F32]" office:value-type="float" office:value="234.872355234575">
            <text:p>234,87</text:p>
          </table:table-cell>
          <table:table-cell table:formula="of:=([.C32]-[.G32])^2/[.G32]" office:value-type="float" office:value="41.8918774192168">
            <text:p>41,8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5">
            <text:p>335</text:p>
          </table:table-cell>
          <table:table-cell office:value-type="float" office:value="4442">
            <text:p>4442</text:p>
          </table:table-cell>
          <table:table-cell table:formula="of:=SUM([.B33:.C33])" office:value-type="float" office:value="4777">
            <text:p>4777</text:p>
          </table:table-cell>
          <table:table-cell/>
          <table:table-cell table:formula="of:=[.B$85]*[.$D33]/[.$D$85]" office:value-type="float" office:value="723.06127317372">
            <text:p>723,06</text:p>
          </table:table-cell>
          <table:table-cell table:formula="of:=[.C$85]*[.$D33]/[.$D$85]" office:value-type="float" office:value="4053.93872682628">
            <text:p>4053,94</text:p>
          </table:table-cell>
          <table:table-cell/>
          <table:table-cell table:formula="of:=([.B33]-[.F33])^2/[.F33]" office:value-type="float" office:value="208.269419652666">
            <text:p>208,27</text:p>
          </table:table-cell>
          <table:table-cell table:formula="of:=([.C33]-[.G33])^2/[.G33]" office:value-type="float" office:value="37.146972829336">
            <text:p>37,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4">
            <text:p>714</text:p>
          </table:table-cell>
          <table:table-cell office:value-type="float" office:value="5014">
            <text:p>5014</text:p>
          </table:table-cell>
          <table:table-cell table:formula="of:=SUM([.B34:.C34])" office:value-type="float" office:value="5728">
            <text:p>5728</text:p>
          </table:table-cell>
          <table:table-cell/>
          <table:table-cell table:formula="of:=[.B$85]*[.$D34]/[.$D$85]" office:value-type="float" office:value="867.007530403824">
            <text:p>867,01</text:p>
          </table:table-cell>
          <table:table-cell table:formula="of:=[.C$85]*[.$D34]/[.$D$85]" office:value-type="float" office:value="4860.99246959618">
            <text:p>4860,99</text:p>
          </table:table-cell>
          <table:table-cell/>
          <table:table-cell table:formula="of:=([.B34]-[.F34])^2/[.F34]" office:value-type="float" office:value="27.0024233230974">
            <text:p>27</text:p>
          </table:table-cell>
          <table:table-cell table:formula="of:=([.C34]-[.G34])^2/[.G34]" office:value-type="float" office:value="4.81615729847493">
            <text:p>4,8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>
            <text:p>678</text:p>
          </table:table-cell>
          <table:table-cell office:value-type="float" office:value="6073">
            <text:p>6073</text:p>
          </table:table-cell>
          <table:table-cell table:formula="of:=SUM([.B35:.C35])" office:value-type="float" office:value="6751">
            <text:p>6751</text:p>
          </table:table-cell>
          <table:table-cell/>
          <table:table-cell table:formula="of:=[.B$85]*[.$D35]/[.$D$85]" office:value-type="float" office:value="1021.85192698258">
            <text:p>1021,85</text:p>
          </table:table-cell>
          <table:table-cell table:formula="of:=[.C$85]*[.$D35]/[.$D$85]" office:value-type="float" office:value="5729.14807301742">
            <text:p>5729,15</text:p>
          </table:table-cell>
          <table:table-cell/>
          <table:table-cell table:formula="of:=([.B35]-[.F35])^2/[.F35]" office:value-type="float" office:value="115.705754001724">
            <text:p>115,71</text:p>
          </table:table-cell>
          <table:table-cell table:formula="of:=([.C35]-[.G35])^2/[.G35]" office:value-type="float" office:value="20.6373000283378">
            <text:p>20,6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8">
            <text:p>1078</text:p>
          </table:table-cell>
          <table:table-cell office:value-type="float" office:value="5369">
            <text:p>5369</text:p>
          </table:table-cell>
          <table:table-cell table:formula="of:=SUM([.B36:.C36])" office:value-type="float" office:value="6447">
            <text:p>6447</text:p>
          </table:table-cell>
          <table:table-cell/>
          <table:table-cell table:formula="of:=[.B$85]*[.$D36]/[.$D$85]" office:value-type="float" office:value="975.83756084383">
            <text:p>975,84</text:p>
          </table:table-cell>
          <table:table-cell table:formula="of:=[.C$85]*[.$D36]/[.$D$85]" office:value-type="float" office:value="5471.16243915617">
            <text:p>5471,16</text:p>
          </table:table-cell>
          <table:table-cell/>
          <table:table-cell table:formula="of:=([.B36]-[.F36])^2/[.F36]" office:value-type="float" office:value="10.6955956535563">
            <text:p>10,7</text:p>
          </table:table-cell>
          <table:table-cell table:formula="of:=([.C36]-[.G36])^2/[.G36]" office:value-type="float" office:value="1.90766845079231">
            <text:p>1,9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2">
            <text:p>1042</text:p>
          </table:table-cell>
          <table:table-cell office:value-type="float" office:value="3306">
            <text:p>3306</text:p>
          </table:table-cell>
          <table:table-cell table:formula="of:=SUM([.B37:.C37])" office:value-type="float" office:value="4348">
            <text:p>4348</text:p>
          </table:table-cell>
          <table:table-cell/>
          <table:table-cell table:formula="of:=[.B$85]*[.$D37]/[.$D$85]" office:value-type="float" office:value="658.126526221339">
            <text:p>658,13</text:p>
          </table:table-cell>
          <table:table-cell table:formula="of:=[.C$85]*[.$D37]/[.$D$85]" office:value-type="float" office:value="3689.87347377866">
            <text:p>3689,87</text:p>
          </table:table-cell>
          <table:table-cell/>
          <table:table-cell table:formula="of:=([.B37]-[.F37])^2/[.F37]" office:value-type="float" office:value="223.906555958113">
            <text:p>223,91</text:p>
          </table:table-cell>
          <table:table-cell table:formula="of:=([.C37]-[.G37])^2/[.G37]" office:value-type="float" office:value="39.9360153994635">
            <text:p>39,9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4">
            <text:p>1134</text:p>
          </table:table-cell>
          <table:table-cell office:value-type="float" office:value="5567">
            <text:p>5567</text:p>
          </table:table-cell>
          <table:table-cell table:formula="of:=SUM([.B38:.C38])" office:value-type="float" office:value="6701">
            <text:p>6701</text:p>
          </table:table-cell>
          <table:table-cell/>
          <table:table-cell table:formula="of:=[.B$85]*[.$D38]/[.$D$85]" office:value-type="float" office:value="1014.28377465713">
            <text:p>1014,28</text:p>
          </table:table-cell>
          <table:table-cell table:formula="of:=[.C$85]*[.$D38]/[.$D$85]" office:value-type="float" office:value="5686.71622534287">
            <text:p>5686,72</text:p>
          </table:table-cell>
          <table:table-cell/>
          <table:table-cell table:formula="of:=([.B38]-[.F38])^2/[.F38]" office:value-type="float" office:value="14.1301428342282">
            <text:p>14,13</text:p>
          </table:table-cell>
          <table:table-cell table:formula="of:=([.C38]-[.G38])^2/[.G38]" office:value-type="float" office:value="2.52025493139167">
            <text:p>2,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3">
            <text:p>583</text:p>
          </table:table-cell>
          <table:table-cell office:value-type="float" office:value="4206">
            <text:p>4206</text:p>
          </table:table-cell>
          <table:table-cell table:formula="of:=SUM([.B39:.C39])" office:value-type="float" office:value="4789">
            <text:p>4789</text:p>
          </table:table-cell>
          <table:table-cell/>
          <table:table-cell table:formula="of:=[.B$85]*[.$D39]/[.$D$85]" office:value-type="float" office:value="724.877629731829">
            <text:p>724,88</text:p>
          </table:table-cell>
          <table:table-cell table:formula="of:=[.C$85]*[.$D39]/[.$D$85]" office:value-type="float" office:value="4064.12237026817">
            <text:p>4064,12</text:p>
          </table:table-cell>
          <table:table-cell/>
          <table:table-cell table:formula="of:=([.B39]-[.F39])^2/[.F39]" office:value-type="float" office:value="27.7691861256207">
            <text:p>27,77</text:p>
          </table:table-cell>
          <table:table-cell table:formula="of:=([.C39]-[.G39])^2/[.G39]" office:value-type="float" office:value="4.95291725603079">
            <text:p>4,9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2">
            <text:p>782</text:p>
          </table:table-cell>
          <table:table-cell office:value-type="float" office:value="4461">
            <text:p>4461</text:p>
          </table:table-cell>
          <table:table-cell table:formula="of:=SUM([.B40:.C40])" office:value-type="float" office:value="5243">
            <text:p>5243</text:p>
          </table:table-cell>
          <table:table-cell/>
          <table:table-cell table:formula="of:=[.B$85]*[.$D40]/[.$D$85]" office:value-type="float" office:value="793.596452846936">
            <text:p>793,6</text:p>
          </table:table-cell>
          <table:table-cell table:formula="of:=[.C$85]*[.$D40]/[.$D$85]" office:value-type="float" office:value="4449.40354715306">
            <text:p>4449,4</text:p>
          </table:table-cell>
          <table:table-cell/>
          <table:table-cell table:formula="of:=([.B40]-[.F40])^2/[.F40]" office:value-type="float" office:value="0.169453527858898">
            <text:p>0,17</text:p>
          </table:table-cell>
          <table:table-cell table:formula="of:=([.C40]-[.G40])^2/[.G40]" office:value-type="float" office:value="0.0302237630743274">
            <text:p>0,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0">
            <text:p>910</text:p>
          </table:table-cell>
          <table:table-cell office:value-type="float" office:value="4318">
            <text:p>4318</text:p>
          </table:table-cell>
          <table:table-cell table:formula="of:=SUM([.B41:.C41])" office:value-type="float" office:value="5228">
            <text:p>5228</text:p>
          </table:table-cell>
          <table:table-cell/>
          <table:table-cell table:formula="of:=[.B$85]*[.$D41]/[.$D$85]" office:value-type="float" office:value="791.326007149301">
            <text:p>791,33</text:p>
          </table:table-cell>
          <table:table-cell table:formula="of:=[.C$85]*[.$D41]/[.$D$85]" office:value-type="float" office:value="4436.6739928507">
            <text:p>4436,67</text:p>
          </table:table-cell>
          <table:table-cell/>
          <table:table-cell table:formula="of:=([.B41]-[.F41])^2/[.F41]" office:value-type="float" office:value="17.7973634783757">
            <text:p>17,8</text:p>
          </table:table-cell>
          <table:table-cell table:formula="of:=([.C41]-[.G41])^2/[.G41]" office:value-type="float" office:value="3.17434109466285">
            <text:p>3,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0">
            <text:p>1150</text:p>
          </table:table-cell>
          <table:table-cell office:value-type="float" office:value="4517">
            <text:p>4517</text:p>
          </table:table-cell>
          <table:table-cell table:formula="of:=SUM([.B42:.C42])" office:value-type="float" office:value="5667">
            <text:p>5667</text:p>
          </table:table-cell>
          <table:table-cell/>
          <table:table-cell table:formula="of:=[.B$85]*[.$D42]/[.$D$85]" office:value-type="float" office:value="857.774384566773">
            <text:p>857,77</text:p>
          </table:table-cell>
          <table:table-cell table:formula="of:=[.C$85]*[.$D42]/[.$D$85]" office:value-type="float" office:value="4809.22561543323">
            <text:p>4809,23</text:p>
          </table:table-cell>
          <table:table-cell/>
          <table:table-cell table:formula="of:=([.B42]-[.F42])^2/[.F42]" office:value-type="float" office:value="99.5550949664445">
            <text:p>99,56</text:p>
          </table:table-cell>
          <table:table-cell table:formula="of:=([.C42]-[.G42])^2/[.G42]" office:value-type="float" office:value="17.7566654476109">
            <text:p>17,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6">
            <text:p>976</text:p>
          </table:table-cell>
          <table:table-cell office:value-type="float" office:value="4023">
            <text:p>4023</text:p>
          </table:table-cell>
          <table:table-cell table:formula="of:=SUM([.B43:.C43])" office:value-type="float" office:value="4999">
            <text:p>4999</text:p>
          </table:table-cell>
          <table:table-cell/>
          <table:table-cell table:formula="of:=[.B$85]*[.$D43]/[.$D$85]" office:value-type="float" office:value="756.663869498729">
            <text:p>756,66</text:p>
          </table:table-cell>
          <table:table-cell table:formula="of:=[.C$85]*[.$D43]/[.$D$85]" office:value-type="float" office:value="4242.33613050127">
            <text:p>4242,34</text:p>
          </table:table-cell>
          <table:table-cell/>
          <table:table-cell table:formula="of:=([.B43]-[.F43])^2/[.F43]" office:value-type="float" office:value="63.5795365452578">
            <text:p>63,58</text:p>
          </table:table-cell>
          <table:table-cell table:formula="of:=([.C43]-[.G43])^2/[.G43]" office:value-type="float" office:value="11.3400580867189">
            <text:p>11,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>
            <text:p>703</text:p>
          </table:table-cell>
          <table:table-cell office:value-type="float" office:value="5690">
            <text:p>5690</text:p>
          </table:table-cell>
          <table:table-cell table:formula="of:=SUM([.B44:.C44])" office:value-type="float" office:value="6393">
            <text:p>6393</text:p>
          </table:table-cell>
          <table:table-cell/>
          <table:table-cell table:formula="of:=[.B$85]*[.$D44]/[.$D$85]" office:value-type="float" office:value="967.663956332341">
            <text:p>967,66</text:p>
          </table:table-cell>
          <table:table-cell table:formula="of:=[.C$85]*[.$D44]/[.$D$85]" office:value-type="float" office:value="5425.33604366766">
            <text:p>5425,34</text:p>
          </table:table-cell>
          <table:table-cell/>
          <table:table-cell table:formula="of:=([.B44]-[.F44])^2/[.F44]" office:value-type="float" office:value="72.3877430001433">
            <text:p>72,39</text:p>
          </table:table-cell>
          <table:table-cell table:formula="of:=([.C44]-[.G44])^2/[.G44]" office:value-type="float" office:value="12.9110914453391">
            <text:p>12,9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2">
            <text:p>762</text:p>
          </table:table-cell>
          <table:table-cell office:value-type="float" office:value="4091">
            <text:p>4091</text:p>
          </table:table-cell>
          <table:table-cell table:formula="of:=SUM([.B45:.C45])" office:value-type="float" office:value="4853">
            <text:p>4853</text:p>
          </table:table-cell>
          <table:table-cell/>
          <table:table-cell table:formula="of:=[.B$85]*[.$D45]/[.$D$85]" office:value-type="float" office:value="734.564864708408">
            <text:p>734,56</text:p>
          </table:table-cell>
          <table:table-cell table:formula="of:=[.C$85]*[.$D45]/[.$D$85]" office:value-type="float" office:value="4118.43513529159">
            <text:p>4118,44</text:p>
          </table:table-cell>
          <table:table-cell/>
          <table:table-cell table:formula="of:=([.B45]-[.F45])^2/[.F45]" office:value-type="float" office:value="1.02467009331674">
            <text:p>1,02</text:p>
          </table:table-cell>
          <table:table-cell table:formula="of:=([.C45]-[.G45])^2/[.G45]" office:value-type="float" office:value="0.182760350410292">
            <text:p>0,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3">
            <text:p>713</text:p>
          </table:table-cell>
          <table:table-cell office:value-type="float" office:value="5432">
            <text:p>5432</text:p>
          </table:table-cell>
          <table:table-cell table:formula="of:=SUM([.B46:.C46])" office:value-type="float" office:value="6145">
            <text:p>6145</text:p>
          </table:table-cell>
          <table:table-cell/>
          <table:table-cell table:formula="of:=[.B$85]*[.$D46]/[.$D$85]" office:value-type="float" office:value="930.125920798097">
            <text:p>930,13</text:p>
          </table:table-cell>
          <table:table-cell table:formula="of:=[.C$85]*[.$D46]/[.$D$85]" office:value-type="float" office:value="5214.8740792019">
            <text:p>5214,87</text:p>
          </table:table-cell>
          <table:table-cell/>
          <table:table-cell table:formula="of:=([.B46]-[.F46])^2/[.F46]" office:value-type="float" office:value="50.6852507045174">
            <text:p>50,69</text:p>
          </table:table-cell>
          <table:table-cell table:formula="of:=([.C46]-[.G46])^2/[.G46]" office:value-type="float" office:value="9.0402308409404">
            <text:p>9,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8">
            <text:p>1068</text:p>
          </table:table-cell>
          <table:table-cell office:value-type="float" office:value="5576">
            <text:p>5576</text:p>
          </table:table-cell>
          <table:table-cell table:formula="of:=SUM([.B47:.C47])" office:value-type="float" office:value="6644">
            <text:p>6644</text:p>
          </table:table-cell>
          <table:table-cell/>
          <table:table-cell table:formula="of:=[.B$85]*[.$D47]/[.$D$85]" office:value-type="float" office:value="1005.65608100611">
            <text:p>1005,66</text:p>
          </table:table-cell>
          <table:table-cell table:formula="of:=[.C$85]*[.$D47]/[.$D$85]" office:value-type="float" office:value="5638.34391899389">
            <text:p>5638,34</text:p>
          </table:table-cell>
          <table:table-cell/>
          <table:table-cell table:formula="of:=([.B47]-[.F47])^2/[.F47]" office:value-type="float" office:value="3.86490402526869">
            <text:p>3,86</text:p>
          </table:table-cell>
          <table:table-cell table:formula="of:=([.C47]-[.G47])^2/[.G47]" office:value-type="float" office:value="0.689345008278608">
            <text:p>0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0">
            <text:p>950</text:p>
          </table:table-cell>
          <table:table-cell office:value-type="float" office:value="5431">
            <text:p>5431</text:p>
          </table:table-cell>
          <table:table-cell table:formula="of:=SUM([.B48:.C48])" office:value-type="float" office:value="6381">
            <text:p>6381</text:p>
          </table:table-cell>
          <table:table-cell/>
          <table:table-cell table:formula="of:=[.B$85]*[.$D48]/[.$D$85]" office:value-type="float" office:value="965.847599774233">
            <text:p>965,85</text:p>
          </table:table-cell>
          <table:table-cell table:formula="of:=[.C$85]*[.$D48]/[.$D$85]" office:value-type="float" office:value="5415.15240022577">
            <text:p>5415,15</text:p>
          </table:table-cell>
          <table:table-cell/>
          <table:table-cell table:formula="of:=([.B48]-[.F48])^2/[.F48]" office:value-type="float" office:value="0.260026963532305">
            <text:p>0,26</text:p>
          </table:table-cell>
          <table:table-cell table:formula="of:=([.C48]-[.G48])^2/[.G48]" office:value-type="float" office:value="0.0463784580825066">
            <text:p>0,0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5">
            <text:p>735</text:p>
          </table:table-cell>
          <table:table-cell office:value-type="float" office:value="3687">
            <text:p>3687</text:p>
          </table:table-cell>
          <table:table-cell table:formula="of:=SUM([.B49:.C49])" office:value-type="float" office:value="4422">
            <text:p>4422</text:p>
          </table:table-cell>
          <table:table-cell/>
          <table:table-cell table:formula="of:=[.B$85]*[.$D49]/[.$D$85]" office:value-type="float" office:value="669.327391663008">
            <text:p>669,33</text:p>
          </table:table-cell>
          <table:table-cell table:formula="of:=[.C$85]*[.$D49]/[.$D$85]" office:value-type="float" office:value="3752.67260833699">
            <text:p>3752,67</text:p>
          </table:table-cell>
          <table:table-cell/>
          <table:table-cell table:formula="of:=([.B49]-[.F49])^2/[.F49]" office:value-type="float" office:value="6.44362017676896">
            <text:p>6,44</text:p>
          </table:table-cell>
          <table:table-cell table:formula="of:=([.C49]-[.G49])^2/[.G49]" office:value-type="float" office:value="1.1492853056785">
            <text:p>1,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2">
            <text:p>592</text:p>
          </table:table-cell>
          <table:table-cell office:value-type="float" office:value="4098">
            <text:p>4098</text:p>
          </table:table-cell>
          <table:table-cell table:formula="of:=SUM([.B50:.C50])" office:value-type="float" office:value="4690">
            <text:p>4690</text:p>
          </table:table-cell>
          <table:table-cell/>
          <table:table-cell table:formula="of:=[.B$85]*[.$D50]/[.$D$85]" office:value-type="float" office:value="709.892688127433">
            <text:p>709,89</text:p>
          </table:table-cell>
          <table:table-cell table:formula="of:=[.C$85]*[.$D50]/[.$D$85]" office:value-type="float" office:value="3980.10731187257">
            <text:p>3980,11</text:p>
          </table:table-cell>
          <table:table-cell/>
          <table:table-cell table:formula="of:=([.B50]-[.F50])^2/[.F50]" office:value-type="float" office:value="19.5785731369827">
            <text:p>19,58</text:p>
          </table:table-cell>
          <table:table-cell table:formula="of:=([.C50]-[.G50])^2/[.G50]" office:value-type="float" office:value="3.49203798411485">
            <text:p>3,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8">
            <text:p>518</text:p>
          </table:table-cell>
          <table:table-cell office:value-type="float" office:value="4533">
            <text:p>4533</text:p>
          </table:table-cell>
          <table:table-cell table:formula="of:=SUM([.B51:.C51])" office:value-type="float" office:value="5051">
            <text:p>5051</text:p>
          </table:table-cell>
          <table:table-cell/>
          <table:table-cell table:formula="of:=[.B$85]*[.$D51]/[.$D$85]" office:value-type="float" office:value="764.534747917199">
            <text:p>764,53</text:p>
          </table:table-cell>
          <table:table-cell table:formula="of:=[.C$85]*[.$D51]/[.$D$85]" office:value-type="float" office:value="4286.4652520828">
            <text:p>4286,47</text:p>
          </table:table-cell>
          <table:table-cell/>
          <table:table-cell table:formula="of:=([.B51]-[.F51])^2/[.F51]" office:value-type="float" office:value="79.4985212852347">
            <text:p>79,5</text:p>
          </table:table-cell>
          <table:table-cell table:formula="of:=([.C51]-[.G51])^2/[.G51]" office:value-type="float" office:value="14.1793711965971">
            <text:p>14,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0">
            <text:p>820</text:p>
          </table:table-cell>
          <table:table-cell office:value-type="float" office:value="4532">
            <text:p>4532</text:p>
          </table:table-cell>
          <table:table-cell table:formula="of:=SUM([.B52:.C52])" office:value-type="float" office:value="5352">
            <text:p>5352</text:p>
          </table:table-cell>
          <table:table-cell/>
          <table:table-cell table:formula="of:=[.B$85]*[.$D52]/[.$D$85]" office:value-type="float" office:value="810.095024916423">
            <text:p>810,1</text:p>
          </table:table-cell>
          <table:table-cell table:formula="of:=[.C$85]*[.$D52]/[.$D$85]" office:value-type="float" office:value="4541.90497508358">
            <text:p>4541,9</text:p>
          </table:table-cell>
          <table:table-cell/>
          <table:table-cell table:formula="of:=([.B52]-[.F52])^2/[.F52]" office:value-type="float" office:value="0.121107436027533">
            <text:p>0,12</text:p>
          </table:table-cell>
          <table:table-cell table:formula="of:=([.C52]-[.G52])^2/[.G52]" office:value-type="float" office:value="0.0216007450496001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5">
            <text:p>905</text:p>
          </table:table-cell>
          <table:table-cell office:value-type="float" office:value="4525">
            <text:p>4525</text:p>
          </table:table-cell>
          <table:table-cell table:formula="of:=SUM([.B53:.C53])" office:value-type="float" office:value="5430">
            <text:p>5430</text:p>
          </table:table-cell>
          <table:table-cell/>
          <table:table-cell table:formula="of:=[.B$85]*[.$D53]/[.$D$85]" office:value-type="float" office:value="821.901342544128">
            <text:p>821,9</text:p>
          </table:table-cell>
          <table:table-cell table:formula="of:=[.C$85]*[.$D53]/[.$D$85]" office:value-type="float" office:value="4608.09865745587">
            <text:p>4608,1</text:p>
          </table:table-cell>
          <table:table-cell/>
          <table:table-cell table:formula="of:=([.B53]-[.F53])^2/[.F53]" office:value-type="float" office:value="8.4017223400478">
            <text:p>8,4</text:p>
          </table:table-cell>
          <table:table-cell table:formula="of:=([.C53]-[.G53])^2/[.G53]" office:value-type="float" office:value="1.4985327755072">
            <text:p>1,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8">
            <text:p>768</text:p>
          </table:table-cell>
          <table:table-cell office:value-type="float" office:value="4749">
            <text:p>4749</text:p>
          </table:table-cell>
          <table:table-cell table:formula="of:=SUM([.B54:.C54])" office:value-type="float" office:value="5517">
            <text:p>5517</text:p>
          </table:table-cell>
          <table:table-cell/>
          <table:table-cell table:formula="of:=[.B$85]*[.$D54]/[.$D$85]" office:value-type="float" office:value="835.069927590416">
            <text:p>835,07</text:p>
          </table:table-cell>
          <table:table-cell table:formula="of:=[.C$85]*[.$D54]/[.$D$85]" office:value-type="float" office:value="4681.93007240958">
            <text:p>4681,93</text:p>
          </table:table-cell>
          <table:table-cell/>
          <table:table-cell table:formula="of:=([.B54]-[.F54])^2/[.F54]" office:value-type="float" office:value="5.38682455008719">
            <text:p>5,39</text:p>
          </table:table-cell>
          <table:table-cell table:formula="of:=([.C54]-[.G54])^2/[.G54]" office:value-type="float" office:value="0.960795039099855">
            <text:p>0,9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9">
            <text:p>1359</text:p>
          </table:table-cell>
          <table:table-cell office:value-type="float" office:value="4602">
            <text:p>4602</text:p>
          </table:table-cell>
          <table:table-cell table:formula="of:=SUM([.B55:.C55])" office:value-type="float" office:value="5961">
            <text:p>5961</text:p>
          </table:table-cell>
          <table:table-cell/>
          <table:table-cell table:formula="of:=[.B$85]*[.$D55]/[.$D$85]" office:value-type="float" office:value="902.275120240433">
            <text:p>902,28</text:p>
          </table:table-cell>
          <table:table-cell table:formula="of:=[.C$85]*[.$D55]/[.$D$85]" office:value-type="float" office:value="5058.72487975957">
            <text:p>5058,72</text:p>
          </table:table-cell>
          <table:table-cell/>
          <table:table-cell table:formula="of:=([.B55]-[.F55])^2/[.F55]" office:value-type="float" office:value="231.190699058404">
            <text:p>231,19</text:p>
          </table:table-cell>
          <table:table-cell table:formula="of:=([.C55]-[.G55])^2/[.G55]" office:value-type="float" office:value="41.235216531741">
            <text:p>41,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0">
            <text:p>540</text:p>
          </table:table-cell>
          <table:table-cell office:value-type="float" office:value="4458">
            <text:p>4458</text:p>
          </table:table-cell>
          <table:table-cell table:formula="of:=SUM([.B56:.C56])" office:value-type="float" office:value="4998">
            <text:p>4998</text:p>
          </table:table-cell>
          <table:table-cell/>
          <table:table-cell table:formula="of:=[.B$85]*[.$D56]/[.$D$85]" office:value-type="float" office:value="756.51250645222">
            <text:p>756,51</text:p>
          </table:table-cell>
          <table:table-cell table:formula="of:=[.C$85]*[.$D56]/[.$D$85]" office:value-type="float" office:value="4241.48749354778">
            <text:p>4241,49</text:p>
          </table:table-cell>
          <table:table-cell/>
          <table:table-cell table:formula="of:=([.B56]-[.F56])^2/[.F56]" office:value-type="float" office:value="61.9654864267379">
            <text:p>61,97</text:p>
          </table:table-cell>
          <table:table-cell table:formula="of:=([.C56]-[.G56])^2/[.G56]" office:value-type="float" office:value="11.0521758042511">
            <text:p>11,0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4">
            <text:p>284</text:p>
          </table:table-cell>
          <table:table-cell office:value-type="float" office:value="5376">
            <text:p>5376</text:p>
          </table:table-cell>
          <table:table-cell table:formula="of:=SUM([.B57:.C57])" office:value-type="float" office:value="5660">
            <text:p>5660</text:p>
          </table:table-cell>
          <table:table-cell/>
          <table:table-cell table:formula="of:=[.B$85]*[.$D57]/[.$D$85]" office:value-type="float" office:value="856.714843241209">
            <text:p>856,71</text:p>
          </table:table-cell>
          <table:table-cell table:formula="of:=[.C$85]*[.$D57]/[.$D$85]" office:value-type="float" office:value="4803.28515675879">
            <text:p>4803,29</text:p>
          </table:table-cell>
          <table:table-cell/>
          <table:table-cell table:formula="of:=([.B57]-[.F57])^2/[.F57]" office:value-type="float" office:value="382.860521510135">
            <text:p>382,86</text:p>
          </table:table-cell>
          <table:table-cell table:formula="of:=([.C57]-[.G57])^2/[.G57]" office:value-type="float" office:value="68.287074567552">
            <text:p>68,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7">
            <text:p>877</text:p>
          </table:table-cell>
          <table:table-cell office:value-type="float" office:value="7240">
            <text:p>7240</text:p>
          </table:table-cell>
          <table:table-cell table:formula="of:=SUM([.B58:.C58])" office:value-type="float" office:value="8117">
            <text:p>8117</text:p>
          </table:table-cell>
          <table:table-cell/>
          <table:table-cell table:formula="of:=[.B$85]*[.$D58]/[.$D$85]" office:value-type="float" office:value="1228.61384851394">
            <text:p>1228,61</text:p>
          </table:table-cell>
          <table:table-cell table:formula="of:=[.C$85]*[.$D58]/[.$D$85]" office:value-type="float" office:value="6888.38615148606">
            <text:p>6888,39</text:p>
          </table:table-cell>
          <table:table-cell/>
          <table:table-cell table:formula="of:=([.B58]-[.F58])^2/[.F58]" office:value-type="float" office:value="100.627466161416">
            <text:p>100,63</text:p>
          </table:table-cell>
          <table:table-cell table:formula="of:=([.C58]-[.G58])^2/[.G58]" office:value-type="float" office:value="17.9479337754768">
            <text:p>17,9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4">
            <text:p>664</text:p>
          </table:table-cell>
          <table:table-cell office:value-type="float" office:value="5906">
            <text:p>5906</text:p>
          </table:table-cell>
          <table:table-cell table:formula="of:=SUM([.B59:.C59])" office:value-type="float" office:value="6570">
            <text:p>6570</text:p>
          </table:table-cell>
          <table:table-cell/>
          <table:table-cell table:formula="of:=[.B$85]*[.$D59]/[.$D$85]" office:value-type="float" office:value="994.455215564443">
            <text:p>994,46</text:p>
          </table:table-cell>
          <table:table-cell table:formula="of:=[.C$85]*[.$D59]/[.$D$85]" office:value-type="float" office:value="5575.54478443556">
            <text:p>5575,54</text:p>
          </table:table-cell>
          <table:table-cell/>
          <table:table-cell table:formula="of:=([.B59]-[.F59])^2/[.F59]" office:value-type="float" office:value="109.809519608946">
            <text:p>109,81</text:p>
          </table:table-cell>
          <table:table-cell table:formula="of:=([.C59]-[.G59])^2/[.G59]" office:value-type="float" office:value="19.5856465539622">
            <text:p>19,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2">
            <text:p>1232</text:p>
          </table:table-cell>
          <table:table-cell office:value-type="float" office:value="6187">
            <text:p>6187</text:p>
          </table:table-cell>
          <table:table-cell table:formula="of:=SUM([.B60:.C60])" office:value-type="float" office:value="7419">
            <text:p>7419</text:p>
          </table:table-cell>
          <table:table-cell/>
          <table:table-cell table:formula="of:=[.B$85]*[.$D60]/[.$D$85]" office:value-type="float" office:value="1122.96244205062">
            <text:p>1122,96</text:p>
          </table:table-cell>
          <table:table-cell table:formula="of:=[.C$85]*[.$D60]/[.$D$85]" office:value-type="float" office:value="6296.03755794938">
            <text:p>6296,04</text:p>
          </table:table-cell>
          <table:table-cell/>
          <table:table-cell table:formula="of:=([.B60]-[.F60])^2/[.F60]" office:value-type="float" office:value="10.5873434394234">
            <text:p>10,59</text:p>
          </table:table-cell>
          <table:table-cell table:formula="of:=([.C60]-[.G60])^2/[.G60]" office:value-type="float" office:value="1.88836056553573">
            <text:p>1,8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4">
            <text:p>814</text:p>
          </table:table-cell>
          <table:table-cell office:value-type="float" office:value="4385">
            <text:p>4385</text:p>
          </table:table-cell>
          <table:table-cell table:formula="of:=SUM([.B61:.C61])" office:value-type="float" office:value="5199">
            <text:p>5199</text:p>
          </table:table-cell>
          <table:table-cell/>
          <table:table-cell table:formula="of:=[.B$85]*[.$D61]/[.$D$85]" office:value-type="float" office:value="786.936478800538">
            <text:p>786,94</text:p>
          </table:table-cell>
          <table:table-cell table:formula="of:=[.C$85]*[.$D61]/[.$D$85]" office:value-type="float" office:value="4412.06352119946">
            <text:p>4412,06</text:p>
          </table:table-cell>
          <table:table-cell/>
          <table:table-cell table:formula="of:=([.B61]-[.F61])^2/[.F61]" office:value-type="float" office:value="0.930741170913946">
            <text:p>0,93</text:p>
          </table:table-cell>
          <table:table-cell table:formula="of:=([.C61]-[.G61])^2/[.G61]" office:value-type="float" office:value="0.16600717015846">
            <text:p>0,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">
            <text:p>198</text:p>
          </table:table-cell>
          <table:table-cell office:value-type="float" office:value="4029">
            <text:p>4029</text:p>
          </table:table-cell>
          <table:table-cell table:formula="of:=SUM([.B62:.C62])" office:value-type="float" office:value="4227">
            <text:p>4227</text:p>
          </table:table-cell>
          <table:table-cell/>
          <table:table-cell table:formula="of:=[.B$85]*[.$D62]/[.$D$85]" office:value-type="float" office:value="639.811597593744">
            <text:p>639,81</text:p>
          </table:table-cell>
          <table:table-cell table:formula="of:=[.C$85]*[.$D62]/[.$D$85]" office:value-type="float" office:value="3587.18840240626">
            <text:p>3587,19</text:p>
          </table:table-cell>
          <table:table-cell/>
          <table:table-cell table:formula="of:=([.B62]-[.F62])^2/[.F62]" office:value-type="float" office:value="305.085885442607">
            <text:p>305,09</text:p>
          </table:table-cell>
          <table:table-cell table:formula="of:=([.C62]-[.G62])^2/[.G62]" office:value-type="float" office:value="54.4151758623549">
            <text:p>54,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7">
            <text:p>287</text:p>
          </table:table-cell>
          <table:table-cell office:value-type="float" office:value="6340">
            <text:p>6340</text:p>
          </table:table-cell>
          <table:table-cell table:formula="of:=SUM([.B63:.C63])" office:value-type="float" office:value="6627">
            <text:p>6627</text:p>
          </table:table-cell>
          <table:table-cell/>
          <table:table-cell table:formula="of:=[.B$85]*[.$D63]/[.$D$85]" office:value-type="float" office:value="1003.08290921546">
            <text:p>1003,08</text:p>
          </table:table-cell>
          <table:table-cell table:formula="of:=[.C$85]*[.$D63]/[.$D$85]" office:value-type="float" office:value="5623.91709078454">
            <text:p>5623,92</text:p>
          </table:table-cell>
          <table:table-cell/>
          <table:table-cell table:formula="of:=([.B63]-[.F63])^2/[.F63]" office:value-type="float" office:value="511.19875352231">
            <text:p>511,2</text:p>
          </table:table-cell>
          <table:table-cell table:formula="of:=([.C63]-[.G63])^2/[.G63]" office:value-type="float" office:value="91.1775057478562">
            <text:p>91,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9">
            <text:p>939</text:p>
          </table:table-cell>
          <table:table-cell office:value-type="float" office:value="5844">
            <text:p>5844</text:p>
          </table:table-cell>
          <table:table-cell table:formula="of:=SUM([.B64:.C64])" office:value-type="float" office:value="6783">
            <text:p>6783</text:p>
          </table:table-cell>
          <table:table-cell/>
          <table:table-cell table:formula="of:=[.B$85]*[.$D64]/[.$D$85]" office:value-type="float" office:value="1026.69554447087">
            <text:p>1026,7</text:p>
          </table:table-cell>
          <table:table-cell table:formula="of:=[.C$85]*[.$D64]/[.$D$85]" office:value-type="float" office:value="5756.30445552913">
            <text:p>5756,3</text:p>
          </table:table-cell>
          <table:table-cell/>
          <table:table-cell table:formula="of:=([.B64]-[.F64])^2/[.F64]" office:value-type="float" office:value="7.49054435996969">
            <text:p>7,49</text:p>
          </table:table-cell>
          <table:table-cell table:formula="of:=([.C64]-[.G64])^2/[.G64]" office:value-type="float" office:value="1.33601489974273">
            <text:p>1,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1">
            <text:p>971</text:p>
          </table:table-cell>
          <table:table-cell office:value-type="float" office:value="5189">
            <text:p>5189</text:p>
          </table:table-cell>
          <table:table-cell table:formula="of:=SUM([.B65:.C65])" office:value-type="float" office:value="6160">
            <text:p>6160</text:p>
          </table:table-cell>
          <table:table-cell/>
          <table:table-cell table:formula="of:=[.B$85]*[.$D65]/[.$D$85]" office:value-type="float" office:value="932.396366495733">
            <text:p>932,4</text:p>
          </table:table-cell>
          <table:table-cell table:formula="of:=[.C$85]*[.$D65]/[.$D$85]" office:value-type="float" office:value="5227.60363350427">
            <text:p>5227,6</text:p>
          </table:table-cell>
          <table:table-cell/>
          <table:table-cell table:formula="of:=([.B65]-[.F65])^2/[.F65]" office:value-type="float" office:value="1.59829078413572">
            <text:p>1,6</text:p>
          </table:table-cell>
          <table:table-cell table:formula="of:=([.C65]-[.G65])^2/[.G65]" office:value-type="float" office:value="0.285071444625349">
            <text:p>0,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5">
            <text:p>1155</text:p>
          </table:table-cell>
          <table:table-cell office:value-type="float" office:value="5192">
            <text:p>5192</text:p>
          </table:table-cell>
          <table:table-cell table:formula="of:=SUM([.B66:.C66])" office:value-type="float" office:value="6347">
            <text:p>6347</text:p>
          </table:table-cell>
          <table:table-cell/>
          <table:table-cell table:formula="of:=[.B$85]*[.$D66]/[.$D$85]" office:value-type="float" office:value="960.701256192925">
            <text:p>960,7</text:p>
          </table:table-cell>
          <table:table-cell table:formula="of:=[.C$85]*[.$D66]/[.$D$85]" office:value-type="float" office:value="5386.29874380707">
            <text:p>5386,3</text:p>
          </table:table-cell>
          <table:table-cell/>
          <table:table-cell table:formula="of:=([.B66]-[.F66])^2/[.F66]" office:value-type="float" office:value="39.2962969514699">
            <text:p>39,3</text:p>
          </table:table-cell>
          <table:table-cell table:formula="of:=([.C66]-[.G66])^2/[.G66]" office:value-type="float" office:value="7.00889490921998">
            <text:p>7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9">
            <text:p>1109</text:p>
          </table:table-cell>
          <table:table-cell office:value-type="float" office:value="4032">
            <text:p>4032</text:p>
          </table:table-cell>
          <table:table-cell table:formula="of:=SUM([.B67:.C67])" office:value-type="float" office:value="5141">
            <text:p>5141</text:p>
          </table:table-cell>
          <table:table-cell/>
          <table:table-cell table:formula="of:=[.B$85]*[.$D67]/[.$D$85]" office:value-type="float" office:value="778.157422103014">
            <text:p>778,16</text:p>
          </table:table-cell>
          <table:table-cell table:formula="of:=[.C$85]*[.$D67]/[.$D$85]" office:value-type="float" office:value="4362.84257789699">
            <text:p>4362,84</text:p>
          </table:table-cell>
          <table:table-cell/>
          <table:table-cell table:formula="of:=([.B67]-[.F67])^2/[.F67]" office:value-type="float" office:value="140.661527141527">
            <text:p>140,66</text:p>
          </table:table-cell>
          <table:table-cell table:formula="of:=([.C67]-[.G67])^2/[.G67]" office:value-type="float" office:value="25.0884164154933">
            <text:p>25,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3">
            <text:p>583</text:p>
          </table:table-cell>
          <table:table-cell office:value-type="float" office:value="5927">
            <text:p>5927</text:p>
          </table:table-cell>
          <table:table-cell table:formula="of:=SUM([.B68:.C68])" office:value-type="float" office:value="6510">
            <text:p>6510</text:p>
          </table:table-cell>
          <table:table-cell/>
          <table:table-cell table:formula="of:=[.B$85]*[.$D68]/[.$D$85]" office:value-type="float" office:value="985.3734327739">
            <text:p>985,37</text:p>
          </table:table-cell>
          <table:table-cell table:formula="of:=[.C$85]*[.$D68]/[.$D$85]" office:value-type="float" office:value="5524.6265672261">
            <text:p>5524,63</text:p>
          </table:table-cell>
          <table:table-cell/>
          <table:table-cell table:formula="of:=([.B68]-[.F68])^2/[.F68]" office:value-type="float" office:value="164.307636087244">
            <text:p>164,31</text:p>
          </table:table-cell>
          <table:table-cell table:formula="of:=([.C68]-[.G68])^2/[.G68]" office:value-type="float" office:value="29.3059408508661">
            <text:p>29,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9">
            <text:p>849</text:p>
          </table:table-cell>
          <table:table-cell office:value-type="float" office:value="4921">
            <text:p>4921</text:p>
          </table:table-cell>
          <table:table-cell table:formula="of:=SUM([.B69:.C69])" office:value-type="float" office:value="5770">
            <text:p>5770</text:p>
          </table:table-cell>
          <table:table-cell/>
          <table:table-cell table:formula="of:=[.B$85]*[.$D69]/[.$D$85]" office:value-type="float" office:value="873.364778357205">
            <text:p>873,36</text:p>
          </table:table-cell>
          <table:table-cell table:formula="of:=[.C$85]*[.$D69]/[.$D$85]" office:value-type="float" office:value="4896.6352216428">
            <text:p>4896,64</text:p>
          </table:table-cell>
          <table:table-cell/>
          <table:table-cell table:formula="of:=([.B69]-[.F69])^2/[.F69]" office:value-type="float" office:value="0.679718760255411">
            <text:p>0,68</text:p>
          </table:table-cell>
          <table:table-cell table:formula="of:=([.C69]-[.G69])^2/[.G69]" office:value-type="float" office:value="0.121234765818745">
            <text:p>0,1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5">
            <text:p>1465</text:p>
          </table:table-cell>
          <table:table-cell office:value-type="float" office:value="5111">
            <text:p>5111</text:p>
          </table:table-cell>
          <table:table-cell table:formula="of:=SUM([.B70:.C70])" office:value-type="float" office:value="6576">
            <text:p>6576</text:p>
          </table:table-cell>
          <table:table-cell/>
          <table:table-cell table:formula="of:=[.B$85]*[.$D70]/[.$D$85]" office:value-type="float" office:value="995.363393843497">
            <text:p>995,36</text:p>
          </table:table-cell>
          <table:table-cell table:formula="of:=[.C$85]*[.$D70]/[.$D$85]" office:value-type="float" office:value="5580.6366061565">
            <text:p>5580,64</text:p>
          </table:table-cell>
          <table:table-cell/>
          <table:table-cell table:formula="of:=([.B70]-[.F70])^2/[.F70]" office:value-type="float" office:value="221.585948615745">
            <text:p>221,59</text:p>
          </table:table-cell>
          <table:table-cell table:formula="of:=([.C70]-[.G70])^2/[.G70]" office:value-type="float" office:value="39.5221114377669">
            <text:p>39,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5">
            <text:p>1365</text:p>
          </table:table-cell>
          <table:table-cell office:value-type="float" office:value="5327">
            <text:p>5327</text:p>
          </table:table-cell>
          <table:table-cell table:formula="of:=SUM([.B71:.C71])" office:value-type="float" office:value="6692">
            <text:p>6692</text:p>
          </table:table-cell>
          <table:table-cell/>
          <table:table-cell table:formula="of:=[.B$85]*[.$D71]/[.$D$85]" office:value-type="float" office:value="1012.92150723855">
            <text:p>1012,92</text:p>
          </table:table-cell>
          <table:table-cell table:formula="of:=[.C$85]*[.$D71]/[.$D$85]" office:value-type="float" office:value="5679.07849276145">
            <text:p>5679,08</text:p>
          </table:table-cell>
          <table:table-cell/>
          <table:table-cell table:formula="of:=([.B71]-[.F71])^2/[.F71]" office:value-type="float" office:value="122.377957402759">
            <text:p>122,38</text:p>
          </table:table-cell>
          <table:table-cell table:formula="of:=([.C71]-[.G71])^2/[.G71]" office:value-type="float" office:value="21.827355480854">
            <text:p>21,83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6">
            <text:p>1346</text:p>
          </table:table-cell>
          <table:table-cell office:value-type="float" office:value="5288">
            <text:p>5288</text:p>
          </table:table-cell>
          <table:table-cell table:formula="of:=SUM([.B72:.C72])" office:value-type="float" office:value="6634">
            <text:p>6634</text:p>
          </table:table-cell>
          <table:table-cell/>
          <table:table-cell table:formula="of:=[.B$85]*[.$D72]/[.$D$85]" office:value-type="float" office:value="1004.14245054102">
            <text:p>1004,14</text:p>
          </table:table-cell>
          <table:table-cell table:formula="of:=[.C$85]*[.$D72]/[.$D$85]" office:value-type="float" office:value="5629.85754945898">
            <text:p>5629,86</text:p>
          </table:table-cell>
          <table:table-cell/>
          <table:table-cell table:formula="of:=([.B72]-[.F72])^2/[.F72]" office:value-type="float" office:value="116.384467222884">
            <text:p>116,38</text:p>
          </table:table-cell>
          <table:table-cell table:formula="of:=([.C72]-[.G72])^2/[.G72]" office:value-type="float" office:value="20.7583554460146">
            <text:p>20,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4">
            <text:p>854</text:p>
          </table:table-cell>
          <table:table-cell office:value-type="float" office:value="3434">
            <text:p>3434</text:p>
          </table:table-cell>
          <table:table-cell table:formula="of:=SUM([.B73:.C73])" office:value-type="float" office:value="4288">
            <text:p>4288</text:p>
          </table:table-cell>
          <table:table-cell/>
          <table:table-cell table:formula="of:=[.B$85]*[.$D73]/[.$D$85]" office:value-type="float" office:value="649.044743430796">
            <text:p>649,04</text:p>
          </table:table-cell>
          <table:table-cell table:formula="of:=[.C$85]*[.$D73]/[.$D$85]" office:value-type="float" office:value="3638.9552565692">
            <text:p>3638,96</text:p>
          </table:table-cell>
          <table:table-cell/>
          <table:table-cell table:formula="of:=([.B73]-[.F73])^2/[.F73]" office:value-type="float" office:value="64.7207417061951">
            <text:p>64,72</text:p>
          </table:table-cell>
          <table:table-cell table:formula="of:=([.C73]-[.G73])^2/[.G73]" office:value-type="float" office:value="11.5436036536904">
            <text:p>11,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8">
            <text:p>438</text:p>
          </table:table-cell>
          <table:table-cell office:value-type="float" office:value="4009">
            <text:p>4009</text:p>
          </table:table-cell>
          <table:table-cell table:formula="of:=SUM([.B74:.C74])" office:value-type="float" office:value="4447">
            <text:p>4447</text:p>
          </table:table-cell>
          <table:table-cell/>
          <table:table-cell table:formula="of:=[.B$85]*[.$D74]/[.$D$85]" office:value-type="float" office:value="673.111467825735">
            <text:p>673,11</text:p>
          </table:table-cell>
          <table:table-cell table:formula="of:=[.C$85]*[.$D74]/[.$D$85]" office:value-type="float" office:value="3773.88853217427">
            <text:p>3773,89</text:p>
          </table:table-cell>
          <table:table-cell/>
          <table:table-cell table:formula="of:=([.B74]-[.F74])^2/[.F74]" office:value-type="float" office:value="82.1222114692637">
            <text:p>82,12</text:p>
          </table:table-cell>
          <table:table-cell table:formula="of:=([.C74]-[.G74])^2/[.G74]" office:value-type="float" office:value="14.6473330708907">
            <text:p>14,6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5">
            <text:p>315</text:p>
          </table:table-cell>
          <table:table-cell office:value-type="float" office:value="3539">
            <text:p>3539</text:p>
          </table:table-cell>
          <table:table-cell table:formula="of:=SUM([.B75:.C75])" office:value-type="float" office:value="3854">
            <text:p>3854</text:p>
          </table:table-cell>
          <table:table-cell/>
          <table:table-cell table:formula="of:=[.B$85]*[.$D75]/[.$D$85]" office:value-type="float" office:value="583.353181245869">
            <text:p>583,35</text:p>
          </table:table-cell>
          <table:table-cell table:formula="of:=[.C$85]*[.$D75]/[.$D$85]" office:value-type="float" office:value="3270.64681875413">
            <text:p>3270,65</text:p>
          </table:table-cell>
          <table:table-cell/>
          <table:table-cell table:formula="of:=([.B75]-[.F75])^2/[.F75]" office:value-type="float" office:value="123.447393791492">
            <text:p>123,45</text:p>
          </table:table-cell>
          <table:table-cell table:formula="of:=([.C75]-[.G75])^2/[.G75]" office:value-type="float" office:value="22.0181003561278">
            <text:p>22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2">
            <text:p>722</text:p>
          </table:table-cell>
          <table:table-cell office:value-type="float" office:value="4657">
            <text:p>4657</text:p>
          </table:table-cell>
          <table:table-cell table:formula="of:=SUM([.B76:.C76])" office:value-type="float" office:value="5379">
            <text:p>5379</text:p>
          </table:table-cell>
          <table:table-cell/>
          <table:table-cell table:formula="of:=[.B$85]*[.$D76]/[.$D$85]" office:value-type="float" office:value="814.181827172167">
            <text:p>814,18</text:p>
          </table:table-cell>
          <table:table-cell table:formula="of:=[.C$85]*[.$D76]/[.$D$85]" office:value-type="float" office:value="4564.81817282783">
            <text:p>4564,82</text:p>
          </table:table-cell>
          <table:table-cell/>
          <table:table-cell table:formula="of:=([.B76]-[.F76])^2/[.F76]" office:value-type="float" office:value="10.4368446668884">
            <text:p>10,44</text:p>
          </table:table-cell>
          <table:table-cell table:formula="of:=([.C76]-[.G76])^2/[.G76]" office:value-type="float" office:value="1.86151757618314">
            <text:p>1,86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0">
            <text:p>440</text:p>
          </table:table-cell>
          <table:table-cell office:value-type="float" office:value="4436">
            <text:p>4436</text:p>
          </table:table-cell>
          <table:table-cell table:formula="of:=SUM([.B77:.C77])" office:value-type="float" office:value="4876">
            <text:p>4876</text:p>
          </table:table-cell>
          <table:table-cell/>
          <table:table-cell table:formula="of:=[.B$85]*[.$D77]/[.$D$85]" office:value-type="float" office:value="738.046214778116">
            <text:p>738,05</text:p>
          </table:table-cell>
          <table:table-cell table:formula="of:=[.C$85]*[.$D77]/[.$D$85]" office:value-type="float" office:value="4137.95378522188">
            <text:p>4137,95</text:p>
          </table:table-cell>
          <table:table-cell/>
          <table:table-cell table:formula="of:=([.B77]-[.F77])^2/[.F77]" office:value-type="float" office:value="120.360411536382">
            <text:p>120,36</text:p>
          </table:table-cell>
          <table:table-cell table:formula="of:=([.C77]-[.G77])^2/[.G77]" office:value-type="float" office:value="21.4675056209696">
            <text:p>21,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5">
            <text:p>1005</text:p>
          </table:table-cell>
          <table:table-cell office:value-type="float" office:value="5039">
            <text:p>5039</text:p>
          </table:table-cell>
          <table:table-cell table:formula="of:=SUM([.B78:.C78])" office:value-type="float" office:value="6044">
            <text:p>6044</text:p>
          </table:table-cell>
          <table:table-cell/>
          <table:table-cell table:formula="of:=[.B$85]*[.$D78]/[.$D$85]" office:value-type="float" office:value="914.838253100684">
            <text:p>914,84</text:p>
          </table:table-cell>
          <table:table-cell table:formula="of:=[.C$85]*[.$D78]/[.$D$85]" office:value-type="float" office:value="5129.16174689932">
            <text:p>5129,16</text:p>
          </table:table-cell>
          <table:table-cell/>
          <table:table-cell table:formula="of:=([.B78]-[.F78])^2/[.F78]" office:value-type="float" office:value="8.88587745034065">
            <text:p>8,89</text:p>
          </table:table-cell>
          <table:table-cell table:formula="of:=([.C78]-[.G78])^2/[.G78]" office:value-type="float" office:value="1.58488677196632">
            <text:p>1,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7">
            <text:p>827</text:p>
          </table:table-cell>
          <table:table-cell office:value-type="float" office:value="4169">
            <text:p>4169</text:p>
          </table:table-cell>
          <table:table-cell table:formula="of:=SUM([.B79:.C79])" office:value-type="float" office:value="4996">
            <text:p>4996</text:p>
          </table:table-cell>
          <table:table-cell/>
          <table:table-cell table:formula="of:=[.B$85]*[.$D79]/[.$D$85]" office:value-type="float" office:value="756.209780359202">
            <text:p>756,21</text:p>
          </table:table-cell>
          <table:table-cell table:formula="of:=[.C$85]*[.$D79]/[.$D$85]" office:value-type="float" office:value="4239.7902196408">
            <text:p>4239,79</text:p>
          </table:table-cell>
          <table:table-cell/>
          <table:table-cell table:formula="of:=([.B79]-[.F79])^2/[.F79]" office:value-type="float" office:value="6.62680558615906">
            <text:p>6,63</text:p>
          </table:table-cell>
          <table:table-cell table:formula="of:=([.C79]-[.G79])^2/[.G79]" office:value-type="float" office:value="1.18195828972337">
            <text:p>1,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4">
            <text:p>774</text:p>
          </table:table-cell>
          <table:table-cell office:value-type="float" office:value="4931">
            <text:p>4931</text:p>
          </table:table-cell>
          <table:table-cell table:formula="of:=SUM([.B80:.C80])" office:value-type="float" office:value="5705">
            <text:p>5705</text:p>
          </table:table-cell>
          <table:table-cell/>
          <table:table-cell table:formula="of:=[.B$85]*[.$D80]/[.$D$85]" office:value-type="float" office:value="863.526180334116">
            <text:p>863,53</text:p>
          </table:table-cell>
          <table:table-cell table:formula="of:=[.C$85]*[.$D80]/[.$D$85]" office:value-type="float" office:value="4841.47381966588">
            <text:p>4841,47</text:p>
          </table:table-cell>
          <table:table-cell/>
          <table:table-cell table:formula="of:=([.B80]-[.F80])^2/[.F80]" office:value-type="float" office:value="9.28163748563546">
            <text:p>9,28</text:p>
          </table:table-cell>
          <table:table-cell table:formula="of:=([.C80]-[.G80])^2/[.G80]" office:value-type="float" office:value="1.65547460623671">
            <text:p>1,66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7">
            <text:p>347</text:p>
          </table:table-cell>
          <table:table-cell office:value-type="float" office:value="4844">
            <text:p>4844</text:p>
          </table:table-cell>
          <table:table-cell table:formula="of:=SUM([.B81:.C81])" office:value-type="float" office:value="5191">
            <text:p>5191</text:p>
          </table:table-cell>
          <table:table-cell/>
          <table:table-cell table:formula="of:=[.B$85]*[.$D81]/[.$D$85]" office:value-type="float" office:value="785.725574428466">
            <text:p>785,73</text:p>
          </table:table-cell>
          <table:table-cell table:formula="of:=[.C$85]*[.$D81]/[.$D$85]" office:value-type="float" office:value="4405.27442557153">
            <text:p>4405,27</text:p>
          </table:table-cell>
          <table:table-cell/>
          <table:table-cell table:formula="of:=([.B81]-[.F81])^2/[.F81]" office:value-type="float" office:value="244.971190860876">
            <text:p>244,97</text:p>
          </table:table-cell>
          <table:table-cell table:formula="of:=([.C81]-[.G81])^2/[.G81]" office:value-type="float" office:value="43.6931076393987">
            <text:p>43,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6">
            <text:p>876</text:p>
          </table:table-cell>
          <table:table-cell office:value-type="float" office:value="4824">
            <text:p>4824</text:p>
          </table:table-cell>
          <table:table-cell table:formula="of:=SUM([.B82:.C82])" office:value-type="float" office:value="5700">
            <text:p>5700</text:p>
          </table:table-cell>
          <table:table-cell/>
          <table:table-cell table:formula="of:=[.B$85]*[.$D82]/[.$D$85]" office:value-type="float" office:value="862.769365101571">
            <text:p>862,77</text:p>
          </table:table-cell>
          <table:table-cell table:formula="of:=[.C$85]*[.$D82]/[.$D$85]" office:value-type="float" office:value="4837.23063489843">
            <text:p>4837,23</text:p>
          </table:table-cell>
          <table:table-cell/>
          <table:table-cell table:formula="of:=([.B82]-[.F82])^2/[.F82]" office:value-type="float" office:value="0.202892808780842">
            <text:p>0,2</text:p>
          </table:table-cell>
          <table:table-cell table:formula="of:=([.C82]-[.G82])^2/[.G82]" office:value-type="float" office:value="0.0361879995038087">
            <text:p>0,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5">
            <text:p>1065</text:p>
          </table:table-cell>
          <table:table-cell office:value-type="float" office:value="5411">
            <text:p>5411</text:p>
          </table:table-cell>
          <table:table-cell table:formula="of:=SUM([.B83:.C83])" office:value-type="float" office:value="6476">
            <text:p>6476</text:p>
          </table:table-cell>
          <table:table-cell/>
          <table:table-cell table:formula="of:=[.B$85]*[.$D83]/[.$D$85]" office:value-type="float" office:value="980.227089192592">
            <text:p>980,23</text:p>
          </table:table-cell>
          <table:table-cell table:formula="of:=[.C$85]*[.$D83]/[.$D$85]" office:value-type="float" office:value="5495.77291080741">
            <text:p>5495,77</text:p>
          </table:table-cell>
          <table:table-cell/>
          <table:table-cell table:formula="of:=([.B83]-[.F83])^2/[.F83]" office:value-type="float" office:value="7.33140971719133">
            <text:p>7,33</text:p>
          </table:table-cell>
          <table:table-cell table:formula="of:=([.C83]-[.G83])^2/[.G83]" office:value-type="float" office:value="1.30763161495059">
            <text:p>1,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5">
            <text:p>1295</text:p>
          </table:table-cell>
          <table:table-cell office:value-type="float" office:value="4759">
            <text:p>4759</text:p>
          </table:table-cell>
          <table:table-cell table:formula="of:=SUM([.B84:.C84])" office:value-type="float" office:value="6054">
            <text:p>6054</text:p>
          </table:table-cell>
          <table:table-cell/>
          <table:table-cell table:formula="of:=[.B$85]*[.$D84]/[.$D$85]" office:value-type="float" office:value="916.351883565774">
            <text:p>916,35</text:p>
          </table:table-cell>
          <table:table-cell table:formula="of:=[.C$85]*[.$D84]/[.$D$85]" office:value-type="float" office:value="5137.64811643423">
            <text:p>5137,65</text:p>
          </table:table-cell>
          <table:table-cell/>
          <table:table-cell table:formula="of:=([.B84]-[.F84])^2/[.F84]" office:value-type="float" office:value="156.462161152851">
            <text:p>156,46</text:p>
          </table:table-cell>
          <table:table-cell table:formula="of:=([.C84]-[.G84])^2/[.G84]" office:value-type="float" office:value="27.9066204671673">
            <text:p>27,91</text:p>
          </table:table-cell>
          <table:table-cell table:number-columns-repeated="5"/>
        </table:table-row>
        <table:table-row table:style-name="ro2">
          <table:table-cell office:value-type="string">
            <text:p>Suma</text:p>
          </table:table-cell>
          <table:table-cell table:style-name="Default" table:formula="of:=SUM([.B13:.B84])" office:value-type="float" office:value="62753">
            <text:p>62753</text:p>
          </table:table-cell>
          <table:table-cell table:style-name="Default" table:formula="of:=SUM([.C13:.C84])" office:value-type="float" office:value="351833">
            <text:p>351833</text:p>
          </table:table-cell>
          <table:table-cell table:formula="of:=SUM([.B13:.C84])" office:value-type="float" office:value="414586">
            <text:p>414586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MI6" svg:font-family="CMMI6"/>
    <style:font-face style:name="CMMI8" svg:font-family="CMMI8"/>
    <style:font-face style:name="CMR12" svg:font-family="CMR12"/>
    <style:font-face style:name="CMR6" svg:font-family="CMR6"/>
    <style:font-face style:name="CMR8" svg:font-family="CMR8"/>
    <style:font-face style:name="CMSY8" svg:font-family="CMSY8"/>
    <style:font-face style:name="CMTT12" svg:font-family="CMTT12"/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21:12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isco Aloy</meta:initial-creator>
    <meta:creation-date>2010-04-14T19:18:35.76</meta:creation-date>
    <dc:date>2010-05-28T21:12:22.70</dc:date>
    <dc:creator>Xisco Aloy</dc:creator>
    <meta:editing-duration>PT03H05M35S</meta:editing-duration>
    <meta:editing-cycles>13</meta:editing-cycles>
    <meta:generator>OpenOffice.org/3.2$Win32 OpenOffice.org_project/320m12$Build-9483</meta:generator>
    <meta:document-statistic meta:table-count="3" meta:cell-count="86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9cm" svg:height="10.186cm" xlink:href=".." chart:class="chart:scatter" chart:style-name="ch1">
        <chart:plot-area chart:style-name="ch2" table:cell-range-address="Hoja1.A26:Hoja1.A97 Hoja1.C25:Hoja1.C97" chart:data-source-has-labels="both" svg:x="0.913cm" svg:y="0.203cm" svg:width="26.42cm" svg:height="9.778cm">
          <chart:axis chart:dimension="x" chart:name="primary-x" chart:style-name="ch3">
            <chart:title svg:x="13.072cm" svg:y="9.586cm" chart:style-name="ch4">
              <text:p>Habitatges iniciats</text:p>
            </chart:title>
            <chart:categories table:cell-range-address="Hoja1.A26:Hoja1.A97"/>
          </chart:axis>
          <chart:axis chart:dimension="y" chart:name="primary-y" chart:style-name="ch3">
            <chart:title svg:x="0.558cm" svg:y="5.983cm" chart:style-name="ch5">
              <text:p>Consum electric</text:p>
            </chart:title>
            <chart:grid chart:style-name="ch6" chart:class="major"/>
          </chart:axis>
          <chart:series chart:style-name="ch7" chart:values-cell-range-address="Hoja1.C26:Hoja1.C97" chart:label-cell-address="Hoja1.C25:Hoja1.C25" chart:class="chart:scatter">
            <chart:domain table:cell-range-address="Hoja1.A26:Hoja1.A97"/>
            <chart:regression-curve chart:style-name="ch8"/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 text:id="Hoja1.C25:Hoja1.C25">Consum electric</text:p>
              </table:table-cell>
            </table:table-row>
          </table:table-header-rows>
          <table:table-rows>
            <table:table-row>
              <table:table-cell office:value-type="string">
                <text:p text:id="Hoja1.A26:Hoja1.A97">917</text:p>
              </table:table-cell>
              <table:table-cell office:value-type="float" office:value="917">
                <text:p text:id="Hoja1.A26:Hoja1.A97">917</text:p>
              </table:table-cell>
              <table:table-cell office:value-type="float" office:value="4833">
                <text:p text:id="Hoja1.C26:Hoja1.C97">48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4759">
                <text:p>4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